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9217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8791in"/>
    </style:style>
    <style:style style:name="co27" style:family="table-column">
      <style:table-column-properties fo:break-before="auto" style:column-width="2.1654in"/>
    </style:style>
    <style:style style:name="co28" style:family="table-column">
      <style:table-column-properties fo:break-before="auto" style:column-width="2.3083in"/>
    </style:style>
    <style:style style:name="co29" style:family="table-column">
      <style:table-column-properties fo:break-before="auto" style:column-width="1.72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1.1217in"/>
    </style:style>
    <style:style style:name="co33" style:family="table-column">
      <style:table-column-properties fo:break-before="auto" style:column-width="1.05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0.9929in"/>
    </style:style>
    <style:style style:name="co36" style:family="table-column">
      <style:table-column-properties fo:break-before="auto" style:column-width="0.7783in"/>
    </style:style>
    <style:style style:name="co37" style:family="table-column">
      <style:table-column-properties fo:break-before="auto" style:column-width="0.7071in"/>
    </style:style>
    <style:style style:name="co38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8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5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3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0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9pt" style:font-size-asian="9pt" style:font-size-complex="9pt"/>
    </style:style>
    <style:style style:name="ce23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9" style:family="table-cell" style:parent-style-name="Default" style:data-style-name="N124">
      <style:table-cell-properties fo:background-color="#ffbf00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1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order="0.06pt solid #000000"/>
    </style:style>
    <style:style style:name="ce29" style:family="table-cell" style:parent-style-name="Default" style:data-style-name="N130"/>
    <style:style style:name="ce24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30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30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7" style:family="table-cell" style:parent-style-name="Default" style:data-style-name="N130">
      <style:table-cell-properties fo:background-color="#d4ea6b" fo:border="0.06pt solid #000000"/>
    </style:style>
    <style:style style:name="ce47" style:family="table-cell" style:parent-style-name="Default" style:data-style-name="N130">
      <style:table-cell-properties fo:border="0.06pt solid #000000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52" style:family="table-cell" style:parent-style-name="Default" style:data-style-name="N1">
      <style:table-cell-properties fo:background-color="#d4ea6b" fo:border="0.06pt solid #000000"/>
    </style:style>
    <style:style style:name="ce53" style:family="table-cell" style:parent-style-name="Default" style:data-style-name="N1">
      <style:table-cell-properties fo:border="0.06pt solid #000000"/>
    </style:style>
    <style:style style:name="ce54" style:family="table-cell" style:parent-style-name="Default" style:data-style-name="N129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29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32" style:family="table-cell" style:parent-style-name="Default" style:data-style-name="N133"/>
    <style:style style:name="ce75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32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2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21">
      <style:table-cell-properties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0" style:family="table-cell" style:parent-style-name="Default" style:data-style-name="N124">
      <style:table-cell-properties fo:background-color="transparent" fo:border="0.06pt solid #000000" fo:padding="0.0555in" style:vertical-align="middle"/>
      <style:text-properties fo:color="#b2b2b2" style:font-name="Bitstream Vera Sans" fo:font-size="9pt" style:font-size-asian="9pt" style:font-size-complex="9pt"/>
    </style:style>
    <style:style style:name="ce79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1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130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98" style:family="table-cell" style:parent-style-name="Default" style:data-style-name="N129">
      <style:table-cell-properties fo:background-color="transparent" fo:border="0.06pt solid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12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06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 style:data-style-name="N124">
      <style:table-cell-properties fo:border-bottom="0.06pt solid #000000" fo:border-left="0.06pt solid #000000" fo:padding="0.0555in" fo:border-right="0.99pt solid #000000" fo:border-top="0.06pt solid #000000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 style:data-style-name="N124">
      <style:table-cell-properties fo:border-bottom="0.99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19" style:family="table-cell" style:parent-style-name="Default" style:data-style-name="N124">
      <style:table-cell-properties fo:border-bottom="0.06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20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11pt" style:font-size-asian="11pt" style:font-size-complex="11pt"/>
    </style:style>
    <style:style style:name="ce112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11pt" fo:font-weight="normal" style:font-size-asian="11pt" style:font-weight-asian="normal" style:font-size-complex="11pt" style:font-weight-complex="normal"/>
    </style:style>
    <style:style style:name="ce122" style:family="table-cell" style:parent-style-name="Default" style:data-style-name="N124">
      <style:table-cell-properties fo:border-bottom="0.99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23" style:family="table-cell" style:parent-style-name="Default" style:data-style-name="N124">
      <style:table-cell-properties fo:background-color="#cccccc" fo:border="0.99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4" style:family="table-cell" style:parent-style-name="Default" style:data-style-name="N124">
      <style:table-cell-properties fo:border-bottom="0.06pt solid #000000" fo:background-color="#cccccc" fo:border-left="0.99pt solid #000000" fo:padding="0.0555in" fo:border-right="0.99pt solid #000000" fo:border-top="0.99pt solid #000000" style:vertical-align="middle"/>
      <style:text-properties fo:color="#000000" style:font-name="Bitstream Vera Sans" fo:font-size="11pt" style:font-size-asian="11pt" style:font-size-complex="11pt"/>
    </style:style>
    <style:style style:name="ce116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26" style:family="table-cell" style:parent-style-name="Default" style:data-style-name="N124">
      <style:table-cell-properties fo:background-color="#cccccc" fo:border="0.06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7" style:family="table-cell" style:parent-style-name="Default" style:data-style-name="N124">
      <style:table-cell-properties fo:background-color="#bbe33d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28" style:family="table-cell" style:parent-style-name="Default" style:data-style-name="N124">
      <style:table-cell-properties fo:border-bottom="0.06pt solid #000000" fo:background-color="#bbe33d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29" style:family="table-cell" style:parent-style-name="Default" style:data-style-name="N124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0" style:family="table-cell" style:parent-style-name="Default" style:data-style-name="N124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31" style:family="table-cell" style:parent-style-name="Default" style:data-style-name="N124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32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3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Liberation Sans" fo:font-size="11pt" style:font-size-asian="11pt" style:font-size-complex="11pt"/>
    </style:style>
    <style:style style:name="ce174" style:family="table-cell" style:parent-style-name="Default">
      <style:text-properties style:text-outline="true"/>
    </style:style>
    <style:style style:name="ce135" style:family="table-cell" style:parent-style-name="Default" style:data-style-name="N124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6" style:family="table-cell" style:parent-style-name="Default" style:data-style-name="N124">
      <style:table-cell-properties fo:background-color="#ffff00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7" style:family="table-cell" style:parent-style-name="Default">
      <style:text-properties fo:font-size="11pt" style:font-size-asian="11pt" style:font-size-complex="11pt"/>
    </style:style>
    <style:style style:name="ce138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 style:data-style-name="N124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130">
      <style:table-cell-properties fo:background-color="transparent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130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124">
      <style:table-cell-properties fo:background-color="#ffe994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1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1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47" style:family="table-cell" style:parent-style-name="Default" style:data-style-name="N1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48" style:family="table-cell" style:parent-style-name="Default" style:data-style-name="N1">
      <style:table-cell-properties fo:background-color="#bbe33d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9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 style:data-style-name="N129">
      <style:table-cell-properties fo:background-color="transparent" fo:border="0.99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29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129">
      <style:table-cell-properties fo:background-color="#ffe994" fo:border="0.06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4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32">
      <style:table-cell-properties fo:border-bottom="0.99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32">
      <style:table-cell-properties fo:background-color="#ffff00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32">
      <style:table-cell-properties fo:border-bottom="0.06pt solid #000000" fo:background-color="#ffff00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132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60" style:family="table-cell" style:parent-style-name="Default" style:data-style-name="N121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1pt" style:font-size-asian="11pt" style:font-size-complex="11pt"/>
    </style:style>
    <style:style style:name="ce163" style:family="table-cell" style:parent-style-name="Default" style:data-style-name="N121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121">
      <style:table-cell-properties fo:border-bottom="0.06pt solid #000000" fo:background-color="#ffff00" fo:border-left="0.99pt solid #000000" fo:padding="0.0555in" fo:border-right="0.06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default-cell-style-name="ce28"/>
        <table:table-column table:style-name="co14" table:default-cell-style-name="ce28"/>
        <table:table-column table:style-name="co15" table:number-columns-repeated="1003" table:default-cell-style-name="ce28"/>
        <table:table-column table:style-name="co15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Mobile Base</text:p>
          </table:table-cell>
          <table:table-cell table:style-name="ce38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40" table:formula="of:=[.G5]/[.$H$70]*[.$H$69]" office:value-type="float" office:value="54.6854046034848" calcext:value-type="float">
            <text:p>54.69</text:p>
          </table:table-cell>
          <table:table-cell/>
          <table:table-cell table:style-name="ce41" table:formula="of:=[.C5]/[.$G$5]*[.$H$5]/1000000" office:value-type="float" office:value="1.78787531461695" calcext:value-type="float">
            <text:p>1.787875</text:p>
          </table:table-cell>
          <table:table-cell table:style-name="ce41" table:formula="of:=[.D5]/[.$G$5]*[.$H$5]/1000000" office:value-type="float" office:value="-0.0000000446155121097" calcext:value-type="float">
            <text:p>0.000000</text:p>
          </table:table-cell>
          <table:table-cell table:style-name="ce41" table:formula="of:=[.E5]/[.$G$5]*[.$H$5]/1000000" office:value-type="float" office:value="0.00000001311952800842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43" table:formula="of:=[.N5]/1000" office:value-type="float" office:value="0.000000011" calcext:value-type="float">
            <text:p>0.0000</text:p>
          </table:table-cell>
          <table:table-cell table:style-name="ce43" table:formula="of:=[.O5]/1000" office:value-type="float" office:value="-0.000000001" calcext:value-type="float">
            <text:p>0.0000</text:p>
          </table:table-cell>
          <table:table-cell table:style-name="ce43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41" table:formula="of:=[.C6]/[.$G$5]*[.$H$5]/1000000" office:value-type="float" office:value="-0.0000000446155121097" calcext:value-type="float">
            <text:p>0.000000</text:p>
          </table:table-cell>
          <table:table-cell table:style-name="ce41" table:formula="of:=[.D6]/[.$G$5]*[.$H$5]/1000000" office:value-type="float" office:value="1.78787516428807" calcext:value-type="float">
            <text:p>1.787875</text:p>
          </table:table-cell>
          <table:table-cell table:style-name="ce41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41" table:formula="of:=[.C7]/[.$G$5]*[.$H$5]/1000000" office:value-type="float" office:value="0.00000001311952800842" calcext:value-type="float">
            <text:p>0.000000</text:p>
          </table:table-cell>
          <table:table-cell table:style-name="ce41" table:formula="of:=[.D7]/[.$G$5]*[.$H$5]/1000000" office:value-type="float" office:value="1.63435859458519E-016" calcext:value-type="float">
            <text:p>0.000000</text:p>
          </table:table-cell>
          <table:table-cell table:style-name="ce41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1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9]/[.$H$70]*[.$H$69]" office:value-type="float" office:value="0.442762975781959" calcext:value-type="float">
            <text:p>0.44</text:p>
          </table:table-cell>
          <table:table-cell/>
          <table:table-cell table:style-name="ce41" table:formula="of:=[.C9]/[.$G$9]*[.$H$9]/1000000" office:value-type="float" office:value="0.000591135828033047" calcext:value-type="float">
            <text:p>0.000591</text:p>
          </table:table-cell>
          <table:table-cell table:style-name="ce41" table:formula="of:=[.D9]/[.$G$9]*[.$H$9]/1000000" office:value-type="float" office:value="-0.00000000000528536086" calcext:value-type="float">
            <text:p>0.000000</text:p>
          </table:table-cell>
          <table:table-cell table:style-name="ce41" table:formula="of:=[.E9]/[.$G$9]*[.$H$9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9]/1000" office:value-type="float" office:value="-0.000000001" calcext:value-type="float">
            <text:p>0.0000</text:p>
          </table:table-cell>
          <table:table-cell table:style-name="ce43" table:formula="of:=[.O9]/1000" office:value-type="float" office:value="-0.001505846" calcext:value-type="float">
            <text:p>-0.0015</text:p>
          </table:table-cell>
          <table:table-cell table:style-name="ce43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0]/[.$G$9]*[.$H$9]/1000000" office:value-type="float" office:value="-0.00000000000528536086" calcext:value-type="float">
            <text:p>0.000000</text:p>
          </table:table-cell>
          <table:table-cell table:style-name="ce41" table:formula="of:=[.D10]/[.$G$9]*[.$H$9]/1000000" office:value-type="float" office:value="0.000929345963031721" calcext:value-type="float">
            <text:p>0.000929</text:p>
          </table:table-cell>
          <table:table-cell table:style-name="ce41" table:formula="of:=[.E10]/[.$G$9]*[.$H$9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1]/[.$G$9]*[.$H$9]/1000000" office:value-type="float" office:value="0.00000000001311299347" calcext:value-type="float">
            <text:p>0.000000</text:p>
          </table:table-cell>
          <table:table-cell table:style-name="ce41" table:formula="of:=[.D11]/[.$G$9]*[.$H$9]/1000000" office:value-type="float" office:value="0.00000000001657261062" calcext:value-type="float">
            <text:p>0.000000</text:p>
          </table:table-cell>
          <table:table-cell table:style-name="ce41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2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3]/[.$H$70]*[.$H$69]" office:value-type="float" office:value="0.442762975781959" calcext:value-type="float">
            <text:p>0.44</text:p>
          </table:table-cell>
          <table:table-cell/>
          <table:table-cell table:style-name="ce41" table:formula="of:=[.C13]/[.$G$13]*[.$H$13]/1000000" office:value-type="float" office:value="0.000591135828033047" calcext:value-type="float">
            <text:p>0.000591</text:p>
          </table:table-cell>
          <table:table-cell table:style-name="ce41" table:formula="of:=[.D13]/[.$G$13]*[.$H$13]/1000000" office:value-type="float" office:value="-0.00000000000528536086" calcext:value-type="float">
            <text:p>0.000000</text:p>
          </table:table-cell>
          <table:table-cell table:style-name="ce41" table:formula="of:=[.E13]/[.$G$13]*[.$H$13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3]/1000" office:value-type="float" office:value="-0.000000001" calcext:value-type="float">
            <text:p>0.0000</text:p>
          </table:table-cell>
          <table:table-cell table:style-name="ce43" table:formula="of:=[.O13]/1000" office:value-type="float" office:value="-0.001505846" calcext:value-type="float">
            <text:p>-0.0015</text:p>
          </table:table-cell>
          <table:table-cell table:style-name="ce43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4]/[.$G$13]*[.$H$13]/1000000" office:value-type="float" office:value="-0.00000000000528536086" calcext:value-type="float">
            <text:p>0.000000</text:p>
          </table:table-cell>
          <table:table-cell table:style-name="ce41" table:formula="of:=[.D14]/[.$G$13]*[.$H$13]/1000000" office:value-type="float" office:value="0.000929345963031721" calcext:value-type="float">
            <text:p>0.000929</text:p>
          </table:table-cell>
          <table:table-cell table:style-name="ce41" table:formula="of:=[.E14]/[.$G$13]*[.$H$13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5]/[.$G$13]*[.$H$13]/1000000" office:value-type="float" office:value="0.00000000001311299347" calcext:value-type="float">
            <text:p>0.000000</text:p>
          </table:table-cell>
          <table:table-cell table:style-name="ce41" table:formula="of:=[.D15]/[.$G$13]*[.$H$13]/1000000" office:value-type="float" office:value="0.00000000001657261062" calcext:value-type="float">
            <text:p>0.000000</text:p>
          </table:table-cell>
          <table:table-cell table:style-name="ce41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3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7]/[.$H$70]*[.$H$69]" office:value-type="float" office:value="0.442762975781959" calcext:value-type="float">
            <text:p>0.44</text:p>
          </table:table-cell>
          <table:table-cell/>
          <table:table-cell table:style-name="ce41" table:formula="of:=[.C17]/[.$G$17]*[.$H$17]/1000000" office:value-type="float" office:value="0.000591135828033047" calcext:value-type="float">
            <text:p>0.000591</text:p>
          </table:table-cell>
          <table:table-cell table:style-name="ce41" table:formula="of:=[.D17]/[.$G$17]*[.$H$17]/1000000" office:value-type="float" office:value="-0.00000000000528536086" calcext:value-type="float">
            <text:p>0.000000</text:p>
          </table:table-cell>
          <table:table-cell table:style-name="ce41" table:formula="of:=[.E17]/[.$G$17]*[.$H$17]/1000000" office:value-type="float" office:value="0.00000000001311299347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7]/1000" office:value-type="float" office:value="-0.000000001" calcext:value-type="float">
            <text:p>0.0000</text:p>
          </table:table-cell>
          <table:table-cell table:style-name="ce43" table:formula="of:=[.O17]/1000" office:value-type="float" office:value="-0.001505846" calcext:value-type="float">
            <text:p>-0.0015</text:p>
          </table:table-cell>
          <table:table-cell table:style-name="ce43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8]/[.$G$17]*[.$H$17]/1000000" office:value-type="float" office:value="-0.00000000000528536086" calcext:value-type="float">
            <text:p>0.000000</text:p>
          </table:table-cell>
          <table:table-cell table:style-name="ce41" table:formula="of:=[.D18]/[.$G$17]*[.$H$17]/1000000" office:value-type="float" office:value="0.000929345963031721" calcext:value-type="float">
            <text:p>0.000929</text:p>
          </table:table-cell>
          <table:table-cell table:style-name="ce41" table:formula="of:=[.E18]/[.$G$17]*[.$H$17]/1000000" office:value-type="float" office:value="0.0000000000165726106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9]/[.$G$17]*[.$H$17]/1000000" office:value-type="float" office:value="0.00000000001311299347" calcext:value-type="float">
            <text:p>0.000000</text:p>
          </table:table-cell>
          <table:table-cell table:style-name="ce41" table:formula="of:=[.D19]/[.$G$17]*[.$H$17]/1000000" office:value-type="float" office:value="0.00000000001657261062" calcext:value-type="float">
            <text:p>0.000000</text:p>
          </table:table-cell>
          <table:table-cell table:style-name="ce41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Body</text:p>
          </table:table-cell>
          <table:table-cell table:style-name="ce38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40" table:formula="of:=[.G21]/[.$H$70]*[.$H$69]" office:value-type="float" office:value="3.37671445818225" calcext:value-type="float">
            <text:p>3.38</text:p>
          </table:table-cell>
          <table:table-cell/>
          <table:table-cell table:style-name="ce41" table:formula="of:=[.C21]/[.$G$21]*[.$H$21]/1000000" office:value-type="float" office:value="0.27735292586742" calcext:value-type="float">
            <text:p>0.277353</text:p>
          </table:table-cell>
          <table:table-cell table:style-name="ce41" table:formula="of:=[.D21]/[.$G$21]*[.$H$21]/1000000" office:value-type="float" office:value="0.0000150651585394546" calcext:value-type="float">
            <text:p>0.000015</text:p>
          </table:table-cell>
          <table:table-cell table:style-name="ce41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43" table:formula="of:=[.N21]/1000" office:value-type="float" office:value="-0.000389937" calcext:value-type="float">
            <text:p>-0.0004</text:p>
          </table:table-cell>
          <table:table-cell table:style-name="ce43" table:formula="of:=[.O21]/1000" office:value-type="float" office:value="-0.000707743" calcext:value-type="float">
            <text:p>-0.0007</text:p>
          </table:table-cell>
          <table:table-cell table:style-name="ce43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41" table:formula="of:=[.C22]/[.$G$21]*[.$H$21]/1000000" office:value-type="float" office:value="0.0000150651585394546" calcext:value-type="float">
            <text:p>0.000015</text:p>
          </table:table-cell>
          <table:table-cell table:style-name="ce41" table:formula="of:=[.D22]/[.$G$21]*[.$H$21]/1000000" office:value-type="float" office:value="0.268455335460627" calcext:value-type="float">
            <text:p>0.268455</text:p>
          </table:table-cell>
          <table:table-cell table:style-name="ce41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41" table:formula="of:=[.C23]/[.$G$21]*[.$H$21]/1000000" office:value-type="float" office:value="-0.000383926629227054" calcext:value-type="float">
            <text:p>-0.000384</text:p>
          </table:table-cell>
          <table:table-cell table:style-name="ce41" table:formula="of:=[.D23]/[.$G$21]*[.$H$21]/1000000" office:value-type="float" office:value="-0.000318354611778738" calcext:value-type="float">
            <text:p>-0.000318</text:p>
          </table:table-cell>
          <table:table-cell table:style-name="ce41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Elevation M</text:p>
          </table:table-cell>
          <table:table-cell table:style-name="ce38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40" table:formula="of:=[.G25]/[.$H$70]*[.$H$69]" office:value-type="float" office:value="0.322099105091271" calcext:value-type="float">
            <text:p>0.32</text:p>
          </table:table-cell>
          <table:table-cell/>
          <table:table-cell table:style-name="ce41" table:formula="of:=[.C25]/[.$G$25]*[.$H$25]/1000000" office:value-type="float" office:value="0.00149467480779511" calcext:value-type="float">
            <text:p>0.001495</text:p>
          </table:table-cell>
          <table:table-cell table:style-name="ce41" table:formula="of:=[.D25]/[.$G$25]*[.$H$25]/1000000" office:value-type="float" office:value="0.00000777161826393472" calcext:value-type="float">
            <text:p>0.000008</text:p>
          </table:table-cell>
          <table:table-cell table:style-name="ce41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43" table:formula="of:=[.N25]/1000" office:value-type="float" office:value="-0.001062455" calcext:value-type="float">
            <text:p>-0.0011</text:p>
          </table:table-cell>
          <table:table-cell table:style-name="ce43" table:formula="of:=[.O25]/1000" office:value-type="float" office:value="-0.001414402" calcext:value-type="float">
            <text:p>-0.0014</text:p>
          </table:table-cell>
          <table:table-cell table:style-name="ce43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41" table:formula="of:=[.C26]/[.$G$25]*[.$H$25]/1000000" office:value-type="float" office:value="0.00000777161826393472" calcext:value-type="float">
            <text:p>0.000008</text:p>
          </table:table-cell>
          <table:table-cell table:style-name="ce41" table:formula="of:=[.D26]/[.$G$25]*[.$H$25]/1000000" office:value-type="float" office:value="0.000964433882684774" calcext:value-type="float">
            <text:p>0.000964</text:p>
          </table:table-cell>
          <table:table-cell table:style-name="ce41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41" table:formula="of:=[.C27]/[.$G$25]*[.$H$25]/1000000" office:value-type="float" office:value="0.0000251092302823598" calcext:value-type="float">
            <text:p>0.000025</text:p>
          </table:table-cell>
          <table:table-cell table:style-name="ce41" table:formula="of:=[.D27]/[.$G$25]*[.$H$25]/1000000" office:value-type="float" office:value="-0.0000407453740750103" calcext:value-type="float">
            <text:p>-0.000041</text:p>
          </table:table-cell>
          <table:table-cell table:style-name="ce41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Assy</text:p>
          </table:table-cell>
          <table:table-cell table:style-name="ce38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40" table:formula="of:=[.G29]/[.$H$70]*[.$H$69]" office:value-type="float" office:value="14.1975916799614" calcext:value-type="float">
            <text:p>14.20</text:p>
          </table:table-cell>
          <table:table-cell/>
          <table:table-cell table:style-name="ce41" table:formula="of:=[.C29]/[.$G$29]*[.$H$29]/1000000" office:value-type="float" office:value="0.185165602373706" calcext:value-type="float">
            <text:p>0.185166</text:p>
          </table:table-cell>
          <table:table-cell table:style-name="ce41" table:formula="of:=[.D29]/[.$G$29]*[.$H$29]/1000000" office:value-type="float" office:value="-0.00000000231926399334" calcext:value-type="float">
            <text:p>0.000000</text:p>
          </table:table-cell>
          <table:table-cell table:style-name="ce41" table:formula="of:=[.E29]/[.$G$29]*[.$H$29]/1000000" office:value-type="float" office:value="0.00000000811089485863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43" table:formula="of:=[.N29]/1000" office:value-type="float" office:value="0.000000005" calcext:value-type="float">
            <text:p>0.0000</text:p>
          </table:table-cell>
          <table:table-cell table:style-name="ce43" table:formula="of:=[.O29]/1000" office:value-type="float" office:value="0.000000001" calcext:value-type="float">
            <text:p>0.0000</text:p>
          </table:table-cell>
          <table:table-cell table:style-name="ce43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41" table:formula="of:=[.C30]/[.$G$29]*[.$H$29]/1000000" office:value-type="float" office:value="-0.00000000231926399334" calcext:value-type="float">
            <text:p>0.000000</text:p>
          </table:table-cell>
          <table:table-cell table:style-name="ce41" table:formula="of:=[.D30]/[.$G$29]*[.$H$29]/1000000" office:value-type="float" office:value="0.185165602373706" calcext:value-type="float">
            <text:p>0.185166</text:p>
          </table:table-cell>
          <table:table-cell table:style-name="ce41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41" table:formula="of:=[.C31]/[.$G$29]*[.$H$29]/1000000" office:value-type="float" office:value="0.00000000811089485863" calcext:value-type="float">
            <text:p>0.000000</text:p>
          </table:table-cell>
          <table:table-cell table:style-name="ce41" table:formula="of:=[.D31]/[.$G$29]*[.$H$29]/1000000" office:value-type="float" office:value="-6.65212620953971E-017" calcext:value-type="float">
            <text:p>0.000000</text:p>
          </table:table-cell>
          <table:table-cell table:style-name="ce41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Screen</text:p>
          </table:table-cell>
          <table:table-cell table:style-name="ce38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40" table:formula="of:=[.G33]/[.$H$70]*[.$H$69]" office:value-type="float" office:value="0.404947645387771" calcext:value-type="float">
            <text:p>0.40</text:p>
          </table:table-cell>
          <table:table-cell/>
          <table:table-cell table:style-name="ce41" table:formula="of:=[.C33]/[.$G$33]*[.$H$33]/1000000" office:value-type="float" office:value="0.00175841595886223" calcext:value-type="float">
            <text:p>0.001758</text:p>
          </table:table-cell>
          <table:table-cell table:style-name="ce41" table:formula="of:=[.D33]/[.$G$33]*[.$H$33]/1000000" office:value-type="float" office:value="-0.00000000008128398516" calcext:value-type="float">
            <text:p>0.000000</text:p>
          </table:table-cell>
          <table:table-cell table:style-name="ce41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43" table:formula="of:=[.N33]/1000" office:value-type="float" office:value="0.014477846" calcext:value-type="float">
            <text:p>0.0145</text:p>
          </table:table-cell>
          <table:table-cell table:style-name="ce43" table:formula="of:=[.O33]/1000" office:value-type="float" office:value="0.000000006" calcext:value-type="float">
            <text:p>0.0000</text:p>
          </table:table-cell>
          <table:table-cell table:style-name="ce43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41" table:formula="of:=[.C34]/[.$G$33]*[.$H$33]/1000000" office:value-type="float" office:value="-0.00000000008128398516" calcext:value-type="float">
            <text:p>0.000000</text:p>
          </table:table-cell>
          <table:table-cell table:style-name="ce41" table:formula="of:=[.D34]/[.$G$33]*[.$H$33]/1000000" office:value-type="float" office:value="0.000587067259188441" calcext:value-type="float">
            <text:p>0.000587</text:p>
          </table:table-cell>
          <table:table-cell table:style-name="ce41" table:formula="of:=[.E34]/[.$G$33]*[.$H$33]/1000000" office:value-type="float" office:value="0.00000000000896135161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41" table:formula="of:=[.C35]/[.$G$33]*[.$H$33]/1000000" office:value-type="float" office:value="0.0000261128595019593" calcext:value-type="float">
            <text:p>0.000026</text:p>
          </table:table-cell>
          <table:table-cell table:style-name="ce41" table:formula="of:=[.D35]/[.$G$33]*[.$H$33]/1000000" office:value-type="float" office:value="0.00000000000896135161" calcext:value-type="float">
            <text:p>0.000000</text:p>
          </table:table-cell>
          <table:table-cell table:style-name="ce41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Tilt</text:p>
          </table:table-cell>
          <table:table-cell table:style-name="ce38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40" table:formula="of:=[.G37]/[.$H$70]*[.$H$69]" office:value-type="float" office:value="5.50968604009927" calcext:value-type="float">
            <text:p>5.51</text:p>
          </table:table-cell>
          <table:table-cell/>
          <table:table-cell table:style-name="ce41" table:formula="of:=[.C37]/[.$G$37]*[.$H$37]/1000000" office:value-type="float" office:value="0.0484863619218992" calcext:value-type="float">
            <text:p>0.048486</text:p>
          </table:table-cell>
          <table:table-cell table:style-name="ce41" table:formula="of:=[.D37]/[.$G$37]*[.$H$37]/1000000" office:value-type="float" office:value="0.0000000023531190842" calcext:value-type="float">
            <text:p>0.000000</text:p>
          </table:table-cell>
          <table:table-cell table:style-name="ce41" table:formula="of:=[.E37]/[.$G$37]*[.$H$37]/1000000" office:value-type="float" office:value="0.00000000137051110068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43" table:formula="of:=[.N37]/1000" office:value-type="float" office:value="-0.097999992" calcext:value-type="float">
            <text:p>-0.0980</text:p>
          </table:table-cell>
          <table:table-cell table:style-name="ce43" table:formula="of:=[.O37]/1000" office:value-type="float" office:value="-0.000000003" calcext:value-type="float">
            <text:p>0.0000</text:p>
          </table:table-cell>
          <table:table-cell table:style-name="ce43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41" table:formula="of:=[.C38]/[.$G$37]*[.$H$37]/1000000" office:value-type="float" office:value="0.0000000023531190842" calcext:value-type="float">
            <text:p>0.000000</text:p>
          </table:table-cell>
          <table:table-cell table:style-name="ce41" table:formula="of:=[.D38]/[.$G$37]*[.$H$37]/1000000" office:value-type="float" office:value="0.0484863619218992" calcext:value-type="float">
            <text:p>0.048486</text:p>
          </table:table-cell>
          <table:table-cell table:style-name="ce41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41" table:formula="of:=[.C39]/[.$G$37]*[.$H$37]/1000000" office:value-type="float" office:value="0.00000000137051110068" calcext:value-type="float">
            <text:p>0.000000</text:p>
          </table:table-cell>
          <table:table-cell table:style-name="ce41" table:formula="of:=[.D39]/[.$G$37]*[.$H$37]/1000000" office:value-type="float" office:value="-1.66303155238493E-017" calcext:value-type="float">
            <text:p>0.000000</text:p>
          </table:table-cell>
          <table:table-cell table:style-name="ce41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36"/>
          <table:table-cell table:number-columns-repeated="7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0" table:formula="of:=[.G65]/[.H70]*[.H69]" office:value-type="float" office:value="0.175267540447398" calcext:value-type="float">
            <text:p>0.18</text:p>
          </table:table-cell>
          <table:table-cell/>
          <table:table-cell table:style-name="ce41" table:formula="of:=[.C65]/[.$G$65]*[.$H$65]/1000000" office:value-type="float" office:value="0.000200146420788682" calcext:value-type="float">
            <text:p>0.000200</text:p>
          </table:table-cell>
          <table:table-cell table:style-name="ce41" table:formula="of:=[.D65]/[.$G$65]*[.$H$65]/1000000" office:value-type="float" office:value="0.00000070764773830885" calcext:value-type="float">
            <text:p>0.000001</text:p>
          </table:table-cell>
          <table:table-cell table:style-name="ce41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3" table:formula="of:=[.N65]/1000" office:value-type="float" office:value="0.000002129" calcext:value-type="float">
            <text:p>0.0000</text:p>
          </table:table-cell>
          <table:table-cell table:style-name="ce43" table:formula="of:=[.O65]/1000" office:value-type="float" office:value="-0.00000106" calcext:value-type="float">
            <text:p>0.0000</text:p>
          </table:table-cell>
          <table:table-cell table:style-name="ce43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41" table:formula="of:=[.C66]/[.$G$65]*[.$H$65]/1000000" office:value-type="float" office:value="0.00000070764773830885" calcext:value-type="float">
            <text:p>0.000001</text:p>
          </table:table-cell>
          <table:table-cell table:style-name="ce41" table:formula="of:=[.D66]/[.$G$65]*[.$H$65]/1000000" office:value-type="float" office:value="0.000534578808725285" calcext:value-type="float">
            <text:p>0.000535</text:p>
          </table:table-cell>
          <table:table-cell table:style-name="ce41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41" table:formula="of:=[.C67]/[.$G$65]*[.$H$65]/1000000" office:value-type="float" office:value="0.000105022796009484" calcext:value-type="float">
            <text:p>0.000105</text:p>
          </table:table-cell>
          <table:table-cell table:style-name="ce41" table:formula="of:=[.D67]/[.$G$65]*[.$H$65]/1000000" office:value-type="float" office:value="-0.00000090641183580201" calcext:value-type="float">
            <text:p>-0.000001</text:p>
          </table:table-cell>
          <table:table-cell table:style-name="ce41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RUNNER 300LT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23" office:value-type="float" office:value="2910138138624" calcext:value-type="float">
            <text:p>2,910,138,138,624.000000</text:p>
          </table:table-cell>
          <table:table-cell table:style-name="ce23" office:value-type="float" office:value="30973960192" calcext:value-type="float">
            <text:p>30,973,960,192.000000</text:p>
          </table:table-cell>
          <table:table-cell table:style-name="ce23" office:value-type="float" office:value="58077327360" calcext:value-type="float">
            <text:p>58,077,327,360.000000</text:p>
          </table:table-cell>
          <table:table-cell table:style-name="ce23" office:value-type="float" office:value="103365744" calcext:value-type="float" table:number-columns-spanned="1" table:number-rows-spanned="3">
            <text:p>103,365,744.000000</text:p>
          </table:table-cell>
          <table:table-cell table:style-name="ce23" table:formula="of:=[.E3]*[.H3]" office:value-type="float" office:value="103365744" calcext:value-type="float" table:number-columns-spanned="1" table:number-rows-spanned="3">
            <text:p>103,365,744.000000</text:p>
          </table:table-cell>
          <table:table-cell table:style-name="ce25" table:formula="of:=[.I3]/[.H3]" office:value-type="float" office:value="61.0146177538916" calcext:value-type="float" table:number-columns-spanned="1" table:number-rows-spanned="3">
            <text:p>61.0146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]/[.$G$38])*[.$G$37]" office:value-type="float" office:value="61.0146177538916" calcext:value-type="float" table:number-columns-spanned="1" table:number-rows-spanned="3">
            <text:p>61.015</text:p>
          </table:table-cell>
          <table:table-cell table:style-name="ce58" table:formula="of:=[.B3]/[.$E$3]*[.$G$3]/1000000" office:value-type="float" office:value="1.71779314178946" calcext:value-type="float">
            <text:p>1.717793</text:p>
          </table:table-cell>
          <table:table-cell table:style-name="ce58" table:formula="of:=[.C3]/[.$E$3]*[.$G$3]/1000000" office:value-type="float" office:value="0.0182832751771141" calcext:value-type="float">
            <text:p>0.018283</text:p>
          </table:table-cell>
          <table:table-cell table:style-name="ce58" table:formula="of:=[.D3]/[.$E$3]*[.$G$3]/1000000" office:value-type="float" office:value="0.0342818209583828" calcext:value-type="float">
            <text:p>0.034282</text:p>
          </table:table-cell>
          <table:table-cell table:style-name="ce23" office:value-type="float" office:value="-6.10548" calcext:value-type="float" table:number-columns-spanned="1" table:number-rows-spanned="3">
            <text:p>-6.105480</text:p>
          </table:table-cell>
          <table:table-cell table:style-name="ce23" office:value-type="float" office:value="-0.189897" calcext:value-type="float" table:number-columns-spanned="1" table:number-rows-spanned="3">
            <text:p>-0.189897</text:p>
          </table:table-cell>
          <table:table-cell table:style-name="ce23" office:value-type="float" office:value="59.096874" calcext:value-type="float" table:number-columns-spanned="1" table:number-rows-spanned="3">
            <text:p>59.096874</text:p>
          </table:table-cell>
          <table:table-cell table:style-name="ce59" table:formula="of:=[.M3]/1000" office:value-type="float" office:value="-0.00610548" calcext:value-type="float" table:number-columns-spanned="1" table:number-rows-spanned="3">
            <text:p>-0.006</text:p>
          </table:table-cell>
          <table:table-cell table:style-name="ce59" table:formula="of:=[.N3]/1000" office:value-type="float" office:value="-0.000189897" calcext:value-type="float" table:number-columns-spanned="1" table:number-rows-spanned="3">
            <text:p>0.000</text:p>
          </table:table-cell>
          <table:table-cell table:style-name="ce59" table:formula="of:=[.O3]/1000" office:value-type="float" office:value="0.059096874" calcext:value-type="float" table:number-columns-spanned="1" table:number-rows-spanned="3">
            <text:p>0.05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]" office:value-type="float" office:value="30973960192" calcext:value-type="float">
            <text:p>30,973,960,192.000000</text:p>
          </table:table-cell>
          <table:table-cell table:style-name="ce23" office:value-type="float" office:value="7096429445120" calcext:value-type="float">
            <text:p>7,096,429,445,120.000000</text:p>
          </table:table-cell>
          <table:table-cell table:style-name="ce23" office:value-type="float" office:value="-77217144" calcext:value-type="float">
            <text:p>-77,217,144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4]/[.$E$3]*[.$G$3]/1000000" office:value-type="float" office:value="0.0182832751771141" calcext:value-type="float">
            <text:p>0.018283</text:p>
          </table:table-cell>
          <table:table-cell table:style-name="ce58" table:formula="of:=[.C4]/[.$E$3]*[.$G$3]/1000000" office:value-type="float" office:value="4.18887257282701" calcext:value-type="float">
            <text:p>4.188873</text:p>
          </table:table-cell>
          <table:table-cell table:style-name="ce58" table:formula="of:=[.D4]/[.$E$3]*[.$G$3]/1000000" office:value-type="float" office:value="-0.0000455796508871179" calcext:value-type="float">
            <text:p>-0.00004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]" office:value-type="float" office:value="58077327360" calcext:value-type="float">
            <text:p>58,077,327,360.000000</text:p>
          </table:table-cell>
          <table:table-cell table:style-name="ce19" table:formula="of:=[.D4]" office:value-type="float" office:value="-77217144" calcext:value-type="float">
            <text:p>-77,217,144.000000</text:p>
          </table:table-cell>
          <table:table-cell table:style-name="ce23" office:value-type="float" office:value="9229925613568" calcext:value-type="float">
            <text:p>9,229,925,613,56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5]/[.$E$3]*[.$G$3]/1000000" office:value-type="float" office:value="0.0342818209583828" calcext:value-type="float">
            <text:p>0.034282</text:p>
          </table:table-cell>
          <table:table-cell table:style-name="ce58" table:formula="of:=[.C5]/[.$E$3]*[.$G$3]/1000000" office:value-type="float" office:value="-0.0000455796508871179" calcext:value-type="float">
            <text:p>-0.000046</text:p>
          </table:table-cell>
          <table:table-cell table:style-name="ce58" table:formula="of:=[.D5]/[.$E$3]*[.$G$3]/1000000" office:value-type="float" office:value="5.44823034610678" calcext:value-type="float">
            <text:p>5.44823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ase_up</text:p>
          </table:table-cell>
          <table:table-cell table:style-name="ce23" office:value-type="float" office:value="620766298112" calcext:value-type="float">
            <text:p>620,766,298,112.000000</text:p>
          </table:table-cell>
          <table:table-cell table:style-name="ce23" office:value-type="float" office:value="-640721216" calcext:value-type="float">
            <text:p>-640,721,216.000000</text:p>
          </table:table-cell>
          <table:table-cell table:style-name="ce23" office:value-type="float" office:value="176788864" calcext:value-type="float">
            <text:p>176,788,864.000000</text:p>
          </table:table-cell>
          <table:table-cell table:style-name="ce23" office:value-type="float" office:value="37224772" calcext:value-type="float" table:number-columns-spanned="1" table:number-rows-spanned="3">
            <text:p>37,224,772.000000</text:p>
          </table:table-cell>
          <table:table-cell table:style-name="ce23" table:formula="of:=[.E6]*[.H6]" office:value-type="float" office:value="37224772" calcext:value-type="float" table:number-columns-spanned="1" table:number-rows-spanned="3">
            <text:p>37,224,772.000000</text:p>
          </table:table-cell>
          <table:table-cell table:style-name="ce25" table:formula="of:=[.I6]/[.H6]" office:value-type="float" office:value="21.9729975005623" calcext:value-type="float" table:number-columns-spanned="1" table:number-rows-spanned="3">
            <text:p>21.9730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6]/[.$G$38])*[.$G$37]" office:value-type="float" office:value="21.9729975005623" calcext:value-type="float" table:number-columns-spanned="1" table:number-rows-spanned="3">
            <text:p>21.973</text:p>
          </table:table-cell>
          <table:table-cell table:style-name="ce58" table:formula="of:=[.B6]/[.$E$6]*[.$G$6]/1000000" office:value-type="float" office:value="0.366425248134449" calcext:value-type="float">
            <text:p>0.366425</text:p>
          </table:table-cell>
          <table:table-cell table:style-name="ce58" table:formula="of:=[.C6]/[.$E$6]*[.$G$6]/1000000" office:value-type="float" office:value="-0.000378204215131936" calcext:value-type="float">
            <text:p>-0.000378</text:p>
          </table:table-cell>
          <table:table-cell table:style-name="ce58" table:formula="of:=[.D6]/[.$E$6]*[.$G$6]/1000000" office:value-type="float" office:value="0.00010435473632449" calcext:value-type="float">
            <text:p>0.000104</text:p>
          </table:table-cell>
          <table:table-cell table:style-name="ce23" office:value-type="float" office:value="0.087307" calcext:value-type="float" table:number-columns-spanned="1" table:number-rows-spanned="3">
            <text:p>0.087307</text:p>
          </table:table-cell>
          <table:table-cell table:style-name="ce23" office:value-type="float" office:value="-0.047103" calcext:value-type="float" table:number-columns-spanned="1" table:number-rows-spanned="3">
            <text:p>-0.047103</text:p>
          </table:table-cell>
          <table:table-cell table:style-name="ce23" office:value-type="float" office:value="-32.0187" calcext:value-type="float" table:number-columns-spanned="1" table:number-rows-spanned="3">
            <text:p>-32.018700</text:p>
          </table:table-cell>
          <table:table-cell table:style-name="ce59" table:formula="of:=[.M6]/1000" office:value-type="float" office:value="0.000087307" calcext:value-type="float" table:number-columns-spanned="1" table:number-rows-spanned="3">
            <text:p>0.000</text:p>
          </table:table-cell>
          <table:table-cell table:style-name="ce59" table:formula="of:=[.N6]/1000" office:value-type="float" office:value="-0.000047103" calcext:value-type="float" table:number-columns-spanned="1" table:number-rows-spanned="3">
            <text:p>0.000</text:p>
          </table:table-cell>
          <table:table-cell table:style-name="ce59" table:formula="of:=[.O6]/1000" office:value-type="float" office:value="-0.0320187" calcext:value-type="float" table:number-columns-spanned="1" table:number-rows-spanned="3">
            <text:p>-0.03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6]" office:value-type="float" office:value="-640721216" calcext:value-type="float">
            <text:p>-640,721,216.000000</text:p>
          </table:table-cell>
          <table:table-cell table:style-name="ce23" office:value-type="float" office:value="1652131627008" calcext:value-type="float">
            <text:p>1,652,131,627,008.000000</text:p>
          </table:table-cell>
          <table:table-cell table:style-name="ce23" office:value-type="float" office:value="-98456976" calcext:value-type="float">
            <text:p>-98,456,97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7]/[.$E$6]*[.$G$6]/1000000" office:value-type="float" office:value="-0.000378204215131936" calcext:value-type="float">
            <text:p>-0.000378</text:p>
          </table:table-cell>
          <table:table-cell table:style-name="ce58" table:formula="of:=[.C7]/[.$E$6]*[.$G$6]/1000000" office:value-type="float" office:value="0.975218440850269" calcext:value-type="float">
            <text:p>0.975218</text:p>
          </table:table-cell>
          <table:table-cell table:style-name="ce58" table:formula="of:=[.D7]/[.$E$6]*[.$G$6]/1000000" office:value-type="float" office:value="-0.0000581170755743225" calcext:value-type="float">
            <text:p>-0.00005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6]" office:value-type="float" office:value="176788864" calcext:value-type="float">
            <text:p>176,788,864.000000</text:p>
          </table:table-cell>
          <table:table-cell table:style-name="ce19" table:formula="of:=[.D7]" office:value-type="float" office:value="-98456976" calcext:value-type="float">
            <text:p>-98,456,976.000000</text:p>
          </table:table-cell>
          <table:table-cell table:style-name="ce23" office:value-type="float" office:value="2188888113152" calcext:value-type="float">
            <text:p>2,188,888,113,15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8]/[.$E$6]*[.$G$6]/1000000" office:value-type="float" office:value="0.00010435473632449" calcext:value-type="float">
            <text:p>0.000104</text:p>
          </table:table-cell>
          <table:table-cell table:style-name="ce58" table:formula="of:=[.C8]/[.$E$6]*[.$G$6]/1000000" office:value-type="float" office:value="-0.0000581170755743225" calcext:value-type="float">
            <text:p>-0.000058</text:p>
          </table:table-cell>
          <table:table-cell table:style-name="ce58" table:formula="of:=[.D8]/[.$E$6]*[.$G$6]/1000000" office:value-type="float" office:value="1.29205446951561" calcext:value-type="float">
            <text:p>1.29205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23" office:value-type="float" office:value="92613688" calcext:value-type="float">
            <text:p>92,613,688.000000</text:p>
          </table:table-cell>
          <table:table-cell table:style-name="ce23" office:value-type="float" office:value="-1321.89917" calcext:value-type="float">
            <text:p>-1,321.899170</text:p>
          </table:table-cell>
          <table:table-cell table:style-name="ce23" office:value-type="float" office:value="928.83728" calcext:value-type="float">
            <text:p>928.837280</text:p>
          </table:table-cell>
          <table:table-cell table:style-name="ce23" office:value-type="float" office:value="129105.789062" calcext:value-type="float" table:number-columns-spanned="1" table:number-rows-spanned="3">
            <text:p>129,105.789062</text:p>
          </table:table-cell>
          <table:table-cell table:style-name="ce23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25" table:formula="of:=[.I9]/[.H9]" office:value-type="float" office:value="0.0762084232609256" calcext:value-type="float" table:number-columns-spanned="1" table:number-rows-spanned="3">
            <text:p>0.0762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9]/[.$G$38])*[.$G$37]" office:value-type="float" office:value="0.304833693043703" calcext:value-type="float" table:number-columns-spanned="1" table:number-rows-spanned="3">
            <text:p>0.305</text:p>
          </table:table-cell>
          <table:table-cell table:style-name="ce58" table:formula="of:=[.B9]/[.$E$9]*[.$G$9]/1000000" office:value-type="float" office:value="0.0000546679059563309" calcext:value-type="float">
            <text:p>0.000055</text:p>
          </table:table-cell>
          <table:table-cell table:style-name="ce58" table:formula="of:=[.C9]/[.$E$9]*[.$G$9]/1000000" office:value-type="float" office:value="-0.0000000007802891891" calcext:value-type="float">
            <text:p>0.000000</text:p>
          </table:table-cell>
          <table:table-cell table:style-name="ce58" table:formula="of:=[.D9]/[.$E$9]*[.$G$9]/1000000" office:value-type="float" office:value="0.00000000054827304871" calcext:value-type="float">
            <text:p>0.000000</text:p>
          </table:table-cell>
          <table:table-cell table:style-name="ce23" office:value-type="float" office:value="0.001394" calcext:value-type="float" table:number-columns-spanned="1" table:number-rows-spanned="3">
            <text:p>0.001394</text:p>
          </table:table-cell>
          <table:table-cell table:style-name="ce23" office:value-type="float" office:value="-0.000117" calcext:value-type="float" table:number-columns-spanned="1" table:number-rows-spanned="3">
            <text:p>-0.000117</text:p>
          </table:table-cell>
          <table:table-cell table:style-name="ce23" office:value-type="float" office:value="-6.96141" calcext:value-type="float" table:number-columns-spanned="1" table:number-rows-spanned="3">
            <text:p>-6.961410</text:p>
          </table:table-cell>
          <table:table-cell table:style-name="ce59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59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59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9]" office:value-type="float" office:value="-1321.89917" calcext:value-type="float">
            <text:p>-1,321.899170</text:p>
          </table:table-cell>
          <table:table-cell table:style-name="ce23" office:value-type="float" office:value="92630944" calcext:value-type="float">
            <text:p>92,630,944.000000</text:p>
          </table:table-cell>
          <table:table-cell table:style-name="ce23" office:value-type="float" office:value="-109.912216" calcext:value-type="float">
            <text:p>-109.91221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0]/[.$E$9]*[.$G$9]/1000000" office:value-type="float" office:value="-0.0000000007802891891" calcext:value-type="float">
            <text:p>0.000000</text:p>
          </table:table-cell>
          <table:table-cell table:style-name="ce58" table:formula="of:=[.C10]/[.$E$9]*[.$G$9]/1000000" office:value-type="float" office:value="0.000054678091809044" calcext:value-type="float">
            <text:p>0.000055</text:p>
          </table:table-cell>
          <table:table-cell table:style-name="ce58" table:formula="of:=[.D10]/[.$E$9]*[.$G$9]/1000000" office:value-type="float" office:value="-0.0000000000648788620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9]" office:value-type="float" office:value="928.83728" calcext:value-type="float">
            <text:p>928.837280</text:p>
          </table:table-cell>
          <table:table-cell table:style-name="ce19" table:formula="of:=[.D10]" office:value-type="float" office:value="-109.912216" calcext:value-type="float">
            <text:p>-109.912216</text:p>
          </table:table-cell>
          <table:table-cell table:style-name="ce23" office:value-type="float" office:value="180197920" calcext:value-type="float">
            <text:p>180,197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1]/[.$E$9]*[.$G$9]/1000000" office:value-type="float" office:value="0.00000000054827304871" calcext:value-type="float">
            <text:p>0.000000</text:p>
          </table:table-cell>
          <table:table-cell table:style-name="ce58" table:formula="of:=[.C11]/[.$E$9]*[.$G$9]/1000000" office:value-type="float" office:value="-0.00000000006487886205" calcext:value-type="float">
            <text:p>0.000000</text:p>
          </table:table-cell>
          <table:table-cell table:style-name="ce58" table:formula="of:=[.D11]/[.$E$9]*[.$G$9]/1000000" office:value-type="float" office:value="0.000106367030153107" calcext:value-type="float">
            <text:p>0.00010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23" office:value-type="float" office:value="269573568" calcext:value-type="float">
            <text:p>269,573,568.000000</text:p>
          </table:table-cell>
          <table:table-cell table:style-name="ce23" office:value-type="float" office:value="-524155.34375" calcext:value-type="float">
            <text:p>-524,155.343750</text:p>
          </table:table-cell>
          <table:table-cell table:style-name="ce23" office:value-type="float" office:value="-51180432" calcext:value-type="float">
            <text:p>-51,180,432.000000</text:p>
          </table:table-cell>
          <table:table-cell table:style-name="ce23" office:value-type="float" office:value="327850.9375" calcext:value-type="float" table:number-columns-spanned="1" table:number-rows-spanned="3">
            <text:p>327,850.937500</text:p>
          </table:table-cell>
          <table:table-cell table:style-name="ce23" table:formula="of:=[.E12]*[.H12]" office:value-type="float" office:value="1311403.75" calcext:value-type="float" table:number-columns-spanned="1" table:number-rows-spanned="3">
            <text:p>1,311,403.750000</text:p>
          </table:table-cell>
          <table:table-cell table:style-name="ce25" table:formula="of:=[.I12]/[.H12]" office:value-type="float" office:value="0.193523491030234" calcext:value-type="float" table:number-columns-spanned="1" table:number-rows-spanned="3">
            <text:p>0.1935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12]/[.$G$38])*[.$G$37]" office:value-type="float" office:value="0.774093964120937" calcext:value-type="float" table:number-columns-spanned="1" table:number-rows-spanned="3">
            <text:p>0.774</text:p>
          </table:table-cell>
          <table:table-cell table:style-name="ce58" table:formula="of:=[.B12]/[.$E$12]*[.$G$12]/1000000" office:value-type="float" office:value="0.000159123589417329" calcext:value-type="float">
            <text:p>0.000159</text:p>
          </table:table-cell>
          <table:table-cell table:style-name="ce58" table:formula="of:=[.C12]/[.$E$12]*[.$G$12]/1000000" office:value-type="float" office:value="-0.00000030939784018355" calcext:value-type="float">
            <text:p>0.000000</text:p>
          </table:table-cell>
          <table:table-cell table:style-name="ce58" table:formula="of:=[.D12]/[.$E$12]*[.$G$12]/1000000" office:value-type="float" office:value="-0.0000302107291460026" calcext:value-type="float">
            <text:p>-0.000030</text:p>
          </table:table-cell>
          <table:table-cell table:style-name="ce23" office:value-type="float" office:value="-15.892735" calcext:value-type="float" table:number-columns-spanned="1" table:number-rows-spanned="3">
            <text:p>-15.892735</text:p>
          </table:table-cell>
          <table:table-cell table:style-name="ce23" office:value-type="float" office:value="-0.185637" calcext:value-type="float" table:number-columns-spanned="1" table:number-rows-spanned="3">
            <text:p>-0.185637</text:p>
          </table:table-cell>
          <table:table-cell table:style-name="ce23" office:value-type="float" office:value="-33.758068" calcext:value-type="float" table:number-columns-spanned="1" table:number-rows-spanned="3">
            <text:p>-33.758068</text:p>
          </table:table-cell>
          <table:table-cell table:style-name="ce59" table:formula="of:=[.M12]/1000" office:value-type="float" office:value="-0.015892735" calcext:value-type="float" table:number-columns-spanned="1" table:number-rows-spanned="3">
            <text:p>-0.016</text:p>
          </table:table-cell>
          <table:table-cell table:style-name="ce59" table:formula="of:=[.N12]/1000" office:value-type="float" office:value="-0.000185637" calcext:value-type="float" table:number-columns-spanned="1" table:number-rows-spanned="3">
            <text:p>0.000</text:p>
          </table:table-cell>
          <table:table-cell table:style-name="ce59" table:formula="of:=[.O12]/1000" office:value-type="float" office:value="-0.033758068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2]" office:value-type="float" office:value="-524155.34375" calcext:value-type="float">
            <text:p>-524,155.343750</text:p>
          </table:table-cell>
          <table:table-cell table:style-name="ce23" office:value-type="float" office:value="259800160" calcext:value-type="float">
            <text:p>259,800,160.000000</text:p>
          </table:table-cell>
          <table:table-cell table:style-name="ce23" office:value-type="float" office:value="-813806.125" calcext:value-type="float">
            <text:p>-813,806.125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3]/[.$E$12]*[.$G$12]/1000000" office:value-type="float" office:value="-0.00000030939784018355" calcext:value-type="float">
            <text:p>0.000000</text:p>
          </table:table-cell>
          <table:table-cell table:style-name="ce58" table:formula="of:=[.C13]/[.$E$12]*[.$G$12]/1000000" office:value-type="float" office:value="0.000153354552885527" calcext:value-type="float">
            <text:p>0.000153</text:p>
          </table:table-cell>
          <table:table-cell table:style-name="ce58" table:formula="of:=[.D13]/[.$E$12]*[.$G$12]/1000000" office:value-type="float" office:value="-0.0000004803725849702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2]" office:value-type="float" office:value="-51180432" calcext:value-type="float">
            <text:p>-51,180,432.000000</text:p>
          </table:table-cell>
          <table:table-cell table:style-name="ce19" table:formula="of:=[.D13]" office:value-type="float" office:value="-813806.125" calcext:value-type="float">
            <text:p>-813,806.125000</text:p>
          </table:table-cell>
          <table:table-cell table:style-name="ce23" office:value-type="float" office:value="285060512" calcext:value-type="float">
            <text:p>285,060,51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4]/[.$E$12]*[.$G$12]/1000000" office:value-type="float" office:value="-0.0000302107291460026" calcext:value-type="float">
            <text:p>-0.000030</text:p>
          </table:table-cell>
          <table:table-cell table:style-name="ce58" table:formula="of:=[.C14]/[.$E$12]*[.$G$12]/1000000" office:value-type="float" office:value="-0.00000048037258497023" calcext:value-type="float">
            <text:p>0.000000</text:p>
          </table:table-cell>
          <table:table-cell table:style-name="ce58" table:formula="of:=[.D14]/[.$E$12]*[.$G$12]/1000000" office:value-type="float" office:value="0.000168265205699178" calcext:value-type="float">
            <text:p>0.00016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23" office:value-type="float" office:value="38277156" calcext:value-type="float">
            <text:p>38,277,156.000000</text:p>
          </table:table-cell>
          <table:table-cell table:style-name="ce23" office:value-type="float" office:value="-136.459671" calcext:value-type="float">
            <text:p>-136.459671</text:p>
          </table:table-cell>
          <table:table-cell table:style-name="ce23" office:value-type="float" office:value="-33.132782" calcext:value-type="float">
            <text:p>-33.132782</text:p>
          </table:table-cell>
          <table:table-cell table:style-name="ce23" office:value-type="float" office:value="99101.679688" calcext:value-type="float" table:number-columns-spanned="1" table:number-rows-spanned="3">
            <text:p>99,101.679688</text:p>
          </table:table-cell>
          <table:table-cell table:style-name="ce23" table:formula="of:=[.E15]*[.H15]" office:value-type="float" office:value="792813.437504" calcext:value-type="float" table:number-columns-spanned="1" table:number-rows-spanned="3">
            <text:p>792,813.437504</text:p>
          </table:table-cell>
          <table:table-cell table:style-name="ce25" table:formula="of:=[.I15]/[.H15]" office:value-type="float" office:value="0.0584976305586493" calcext:value-type="float" table:number-columns-spanned="1" table:number-rows-spanned="3">
            <text:p>0.0585</text:p>
          </table:table-cell>
          <table:table-cell table:style-name="ce50" office:value-type="float" office:value="8" calcext:value-type="float" table:number-columns-spanned="1" table:number-rows-spanned="3">
            <text:p>8</text:p>
          </table:table-cell>
          <table:table-cell table:style-name="ce54" table:formula="of:=([.F15]/[.$G$38])*[.$G$37]" office:value-type="float" office:value="0.467981044469194" calcext:value-type="float" table:number-columns-spanned="1" table:number-rows-spanned="3">
            <text:p>0.468</text:p>
          </table:table-cell>
          <table:table-cell table:style-name="ce58" table:formula="of:=[.B15]/[.$E$15]*[.$G$15]/1000000" office:value-type="float" office:value="0.0000225941975713547" calcext:value-type="float">
            <text:p>0.000023</text:p>
          </table:table-cell>
          <table:table-cell table:style-name="ce58" table:formula="of:=[.C15]/[.$E$15]*[.$G$15]/1000000" office:value-type="float" office:value="-0.00000000008054926461" calcext:value-type="float">
            <text:p>0.000000</text:p>
          </table:table-cell>
          <table:table-cell table:style-name="ce58" table:formula="of:=[.D15]/[.$E$15]*[.$G$15]/1000000" office:value-type="float" office:value="-0.00000000001955758214" calcext:value-type="float">
            <text:p>0.000000</text:p>
          </table:table-cell>
          <table:table-cell table:style-name="ce23" office:value-type="float" office:value="-0.000199" calcext:value-type="float" table:number-columns-spanned="1" table:number-rows-spanned="3">
            <text:p>-0.000199</text:p>
          </table:table-cell>
          <table:table-cell table:style-name="ce23" office:value-type="float" office:value="11.499752" calcext:value-type="float" table:number-columns-spanned="1" table:number-rows-spanned="3">
            <text:p>11.499752</text:p>
          </table:table-cell>
          <table:table-cell table:style-name="ce23" office:value-type="float" office:value="0.000179" calcext:value-type="float" table:number-columns-spanned="1" table:number-rows-spanned="3">
            <text:p>0.000179</text:p>
          </table:table-cell>
          <table:table-cell table:style-name="ce59" table:formula="of:=[.M15]/1000" office:value-type="float" office:value="-0.000000199" calcext:value-type="float" table:number-columns-spanned="1" table:number-rows-spanned="3">
            <text:p>0.000</text:p>
          </table:table-cell>
          <table:table-cell table:style-name="ce59" table:formula="of:=[.N15]/1000" office:value-type="float" office:value="0.011499752" calcext:value-type="float" table:number-columns-spanned="1" table:number-rows-spanned="3">
            <text:p>0.011</text:p>
          </table:table-cell>
          <table:table-cell table:style-name="ce59" table:formula="of:=[.O15]/1000" office:value-type="float" office:value="0.000000179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5]" office:value-type="float" office:value="-136.459671" calcext:value-type="float">
            <text:p>-136.459671</text:p>
          </table:table-cell>
          <table:table-cell table:style-name="ce23" office:value-type="float" office:value="68021520" calcext:value-type="float">
            <text:p>68,021,520.000000</text:p>
          </table:table-cell>
          <table:table-cell table:style-name="ce23" office:value-type="float" office:value="-33.886768" calcext:value-type="float">
            <text:p>-33.886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6]/[.$E$15]*[.$G$15]/1000000" office:value-type="float" office:value="-0.00000000008054926461" calcext:value-type="float">
            <text:p>0.000000</text:p>
          </table:table-cell>
          <table:table-cell table:style-name="ce58" table:formula="of:=[.C16]/[.$E$15]*[.$G$15]/1000000" office:value-type="float" office:value="0.0000401516680597654" calcext:value-type="float">
            <text:p>0.000040</text:p>
          </table:table-cell>
          <table:table-cell table:style-name="ce58" table:formula="of:=[.D16]/[.$E$15]*[.$G$15]/1000000" office:value-type="float" office:value="-0.00000000002000264417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5]" office:value-type="float" office:value="-33.132782" calcext:value-type="float">
            <text:p>-33.132782</text:p>
          </table:table-cell>
          <table:table-cell table:style-name="ce19" table:formula="of:=[.D16]" office:value-type="float" office:value="-33.886768" calcext:value-type="float">
            <text:p>-33.886768</text:p>
          </table:table-cell>
          <table:table-cell table:style-name="ce23" office:value-type="float" office:value="38275236" calcext:value-type="float">
            <text:p>38,275,23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7]/[.$E$15]*[.$G$15]/1000000" office:value-type="float" office:value="-0.00000000001955758214" calcext:value-type="float">
            <text:p>0.000000</text:p>
          </table:table-cell>
          <table:table-cell table:style-name="ce58" table:formula="of:=[.C17]/[.$E$15]*[.$G$15]/1000000" office:value-type="float" office:value="-0.00000000002000264417" calcext:value-type="float">
            <text:p>0.000000</text:p>
          </table:table-cell>
          <table:table-cell table:style-name="ce58" table:formula="of:=[.D17]/[.$E$15]*[.$G$15]/1000000" office:value-type="float" office:value="0.0000225930642358651" calcext:value-type="float">
            <text:p>0.00002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23" office:value-type="float" office:value="2683507572736" calcext:value-type="float">
            <text:p>2,683,507,572,736.000000</text:p>
          </table:table-cell>
          <table:table-cell table:style-name="ce23" office:value-type="float" office:value="-789492672" calcext:value-type="float">
            <text:p>-789,492,672.000000</text:p>
          </table:table-cell>
          <table:table-cell table:style-name="ce23" office:value-type="float" office:value="383560864" calcext:value-type="float">
            <text:p>383,560,864.000000</text:p>
          </table:table-cell>
          <table:table-cell table:style-name="ce21" office:value-type="float" office:value="7832232" calcext:value-type="float" table:number-columns-spanned="1" table:number-rows-spanned="3">
            <text:p>7,832,232.000000</text:p>
          </table:table-cell>
          <table:table-cell table:style-name="ce23" table:formula="of:=[.E18]*[.H18]" office:value-type="float" office:value="7832232" calcext:value-type="float" table:number-columns-spanned="1" table:number-rows-spanned="3">
            <text:p>7,832,232.000000</text:p>
          </table:table-cell>
          <table:table-cell table:style-name="ce25" table:formula="of:=[.I18]/[.H18]" office:value-type="float" office:value="4.6232012961644" calcext:value-type="float" table:number-columns-spanned="1" table:number-rows-spanned="3">
            <text:p>4.6232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18]/[.$G$38])*[.$G$37]" office:value-type="float" office:value="4.6232012961644" calcext:value-type="float" table:number-columns-spanned="1" table:number-rows-spanned="3">
            <text:p>4.623</text:p>
          </table:table-cell>
          <table:table-cell table:style-name="ce58" table:formula="of:=[.B18]/[.$E$18]*[.$G$18]/1000000" office:value-type="float" office:value="1.58401790045801" calcext:value-type="float">
            <text:p>1.584018</text:p>
          </table:table-cell>
          <table:table-cell table:style-name="ce58" table:formula="of:=[.C18]/[.$E$18]*[.$G$18]/1000000" office:value-type="float" office:value="-0.000466020866657512" calcext:value-type="float">
            <text:p>-0.000466</text:p>
          </table:table-cell>
          <table:table-cell table:style-name="ce58" table:formula="of:=[.D18]/[.$E$18]*[.$G$18]/1000000" office:value-type="float" office:value="0.000226407885211104" calcext:value-type="float">
            <text:p>0.000226</text:p>
          </table:table-cell>
          <table:table-cell table:style-name="ce23" office:value-type="float" office:value="0.341447" calcext:value-type="float" table:number-columns-spanned="1" table:number-rows-spanned="3">
            <text:p>0.341447</text:p>
          </table:table-cell>
          <table:table-cell table:style-name="ce23" office:value-type="float" office:value="-0.008337" calcext:value-type="float" table:number-columns-spanned="1" table:number-rows-spanned="3">
            <text:p>-0.008337</text:p>
          </table:table-cell>
          <table:table-cell table:style-name="ce23" office:value-type="float" office:value="53.462994" calcext:value-type="float" table:number-columns-spanned="1" table:number-rows-spanned="3">
            <text:p>53.462994</text:p>
          </table:table-cell>
          <table:table-cell table:style-name="ce59" table:formula="of:=[.M18]/1000" office:value-type="float" office:value="0.000341447" calcext:value-type="float" table:number-columns-spanned="1" table:number-rows-spanned="3">
            <text:p>0.000</text:p>
          </table:table-cell>
          <table:table-cell table:style-name="ce59" table:formula="of:=[.N18]/1000" office:value-type="float" office:value="-0.000008337" calcext:value-type="float" table:number-columns-spanned="1" table:number-rows-spanned="3">
            <text:p>0.000</text:p>
          </table:table-cell>
          <table:table-cell table:style-name="ce59" table:formula="of:=[.O18]/1000" office:value-type="float" office:value="0.053462994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8]" office:value-type="float" office:value="-789492672" calcext:value-type="float">
            <text:p>-789,492,672.000000</text:p>
          </table:table-cell>
          <table:table-cell table:style-name="ce23" office:value-type="float" office:value="6478274494464" calcext:value-type="float">
            <text:p>6,478,274,494,464.000000</text:p>
          </table:table-cell>
          <table:table-cell table:style-name="ce23" office:value-type="float" office:value="6382198" calcext:value-type="float">
            <text:p>6,382,19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9]/[.$E$18]*[.$G$18]/1000000" office:value-type="float" office:value="-0.000466020866657512" calcext:value-type="float">
            <text:p>-0.000466</text:p>
          </table:table-cell>
          <table:table-cell table:style-name="ce58" table:formula="of:=[.C19]/[.$E$18]*[.$G$18]/1000000" office:value-type="float" office:value="3.82398874799862" calcext:value-type="float">
            <text:p>3.823989</text:p>
          </table:table-cell>
          <table:table-cell table:style-name="ce58" table:formula="of:=[.D19]/[.$E$18]*[.$G$18]/1000000" office:value-type="float" office:value="0.00000376727682044886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8]" office:value-type="float" office:value="383560864" calcext:value-type="float">
            <text:p>383,560,864.000000</text:p>
          </table:table-cell>
          <table:table-cell table:style-name="ce19" table:formula="of:=[.D19]" office:value-type="float" office:value="6382198" calcext:value-type="float">
            <text:p>6,382,198.000000</text:p>
          </table:table-cell>
          <table:table-cell table:style-name="ce23" office:value-type="float" office:value="8545744453632" calcext:value-type="float">
            <text:p>8,545,744,453,63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0]/[.$E$18]*[.$G$18]/1000000" office:value-type="float" office:value="0.000226407885211104" calcext:value-type="float">
            <text:p>0.000226</text:p>
          </table:table-cell>
          <table:table-cell table:style-name="ce58" table:formula="of:=[.C20]/[.$E$18]*[.$G$18]/1000000" office:value-type="float" office:value="0.00000376727682044886" calcext:value-type="float">
            <text:p>0.000004</text:p>
          </table:table-cell>
          <table:table-cell table:style-name="ce58" table:formula="of:=[.D20]/[.$E$18]*[.$G$18]/1000000" office:value-type="float" office:value="5.04437264303729" calcext:value-type="float">
            <text:p>5.04437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23" office:value-type="float" office:value="108602880" calcext:value-type="float">
            <text:p>108,602,880.000000</text:p>
          </table:table-cell>
          <table:table-cell table:style-name="ce23" office:value-type="float" office:value="11.009505" calcext:value-type="float">
            <text:p>11.009505</text:p>
          </table:table-cell>
          <table:table-cell table:style-name="ce23" office:value-type="float" office:value="-924919.4375" calcext:value-type="float">
            <text:p>-924,919.437500</text:p>
          </table:table-cell>
          <table:table-cell table:style-name="ce23" office:value-type="float" office:value="130192.109375" calcext:value-type="float" table:number-columns-spanned="1" table:number-rows-spanned="3">
            <text:p>130,192.109375</text:p>
          </table:table-cell>
          <table:table-cell table:style-name="ce23" table:formula="of:=[.E21]*[.H21]" office:value-type="float" office:value="130192.109375" calcext:value-type="float" table:number-columns-spanned="1" table:number-rows-spanned="3">
            <text:p>130,192.109375</text:p>
          </table:table-cell>
          <table:table-cell table:style-name="ce25" table:formula="of:=[.I21]/[.H21]" office:value-type="float" office:value="0.0768496552212546" calcext:value-type="float" table:number-columns-spanned="1" table:number-rows-spanned="3">
            <text:p>0.076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21]/[.$G$38])*[.$G$37]" office:value-type="float" office:value="0.0768496552212546" calcext:value-type="float" table:number-columns-spanned="1" table:number-rows-spanned="3">
            <text:p>0.077</text:p>
          </table:table-cell>
          <table:table-cell table:style-name="ce58" table:formula="of:=[.B21]/[.$E$21]*[.$G$21]/1000000" office:value-type="float" office:value="0.000064105988635575" calcext:value-type="float">
            <text:p>0.000064</text:p>
          </table:table-cell>
          <table:table-cell table:style-name="ce58" table:formula="of:=[.C21]/[.$E$21]*[.$G$21]/1000000" office:value-type="float" office:value="0.00000000000649867851" calcext:value-type="float">
            <text:p>0.000000</text:p>
          </table:table-cell>
          <table:table-cell table:style-name="ce58" table:formula="of:=[.D21]/[.$E$21]*[.$G$21]/1000000" office:value-type="float" office:value="-0.00000054596042894256" calcext:value-type="float">
            <text:p>-0.000001</text:p>
          </table:table-cell>
          <table:table-cell table:style-name="ce23" office:value-type="float" office:value="17.432278" calcext:value-type="float" table:number-columns-spanned="1" table:number-rows-spanned="3">
            <text:p>17.432278</text:p>
          </table:table-cell>
          <table:table-cell table:style-name="ce23" office:value-type="float" office:value="-0.000011" calcext:value-type="float" table:number-columns-spanned="1" table:number-rows-spanned="3">
            <text:p>-0.000011</text:p>
          </table:table-cell>
          <table:table-cell table:style-name="ce23" office:value-type="float" office:value="6.382411" calcext:value-type="float" table:number-columns-spanned="1" table:number-rows-spanned="3">
            <text:p>6.382411</text:p>
          </table:table-cell>
          <table:table-cell table:style-name="ce59" table:formula="of:=[.M21]/1000" office:value-type="float" office:value="0.017432278" calcext:value-type="float" table:number-columns-spanned="1" table:number-rows-spanned="3">
            <text:p>0.017</text:p>
          </table:table-cell>
          <table:table-cell table:style-name="ce59" table:formula="of:=[.N21]/1000" office:value-type="float" office:value="-0.000000011" calcext:value-type="float" table:number-columns-spanned="1" table:number-rows-spanned="3">
            <text:p>0.000</text:p>
          </table:table-cell>
          <table:table-cell table:style-name="ce59" table:formula="of:=[.O21]/1000" office:value-type="float" office:value="0.006382411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1]" office:value-type="float" office:value="11.009505" calcext:value-type="float">
            <text:p>11.009505</text:p>
          </table:table-cell>
          <table:table-cell table:style-name="ce23" office:value-type="float" office:value="35134136" calcext:value-type="float">
            <text:p>35,134,136.000000</text:p>
          </table:table-cell>
          <table:table-cell table:style-name="ce23" office:value-type="float" office:value="12.306601" calcext:value-type="float">
            <text:p>12.306601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2]/[.$E$21]*[.$G$21]/1000000" office:value-type="float" office:value="0.00000000000649867851" calcext:value-type="float">
            <text:p>0.000000</text:p>
          </table:table-cell>
          <table:table-cell table:style-name="ce58" table:formula="of:=[.C22]/[.$E$21]*[.$G$21]/1000000" office:value-type="float" office:value="0.0000207389391804043" calcext:value-type="float">
            <text:p>0.000021</text:p>
          </table:table-cell>
          <table:table-cell table:style-name="ce58" table:formula="of:=[.D22]/[.$E$21]*[.$G$21]/1000000" office:value-type="float" office:value="0.00000000000726432691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1]" office:value-type="float" office:value="-924919.4375" calcext:value-type="float">
            <text:p>-924,919.437500</text:p>
          </table:table-cell>
          <table:table-cell table:style-name="ce19" table:formula="of:=[.D22]" office:value-type="float" office:value="12.306601" calcext:value-type="float">
            <text:p>12.306601</text:p>
          </table:table-cell>
          <table:table-cell table:style-name="ce23" office:value-type="float" office:value="93662920" calcext:value-type="float">
            <text:p>93,662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3]/[.$E$21]*[.$G$21]/1000000" office:value-type="float" office:value="-0.00000054596042894256" calcext:value-type="float">
            <text:p>-0.000001</text:p>
          </table:table-cell>
          <table:table-cell table:style-name="ce58" table:formula="of:=[.C23]/[.$E$21]*[.$G$21]/1000000" office:value-type="float" office:value="0.00000000000726432691" calcext:value-type="float">
            <text:p>0.000000</text:p>
          </table:table-cell>
          <table:table-cell table:style-name="ce58" table:formula="of:=[.D23]/[.$E$21]*[.$G$21]/1000000" office:value-type="float" office:value="0.0000552872454680278" calcext:value-type="float">
            <text:p>0.000055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assy</text:p>
          </table:table-cell>
          <table:table-cell table:style-name="ce23" office:value-type="float" office:value="58955012" calcext:value-type="float">
            <text:p>58,955,012.000000</text:p>
          </table:table-cell>
          <table:table-cell table:style-name="ce23" office:value-type="float" office:value="0.525615" calcext:value-type="float">
            <text:p>0.525615</text:p>
          </table:table-cell>
          <table:table-cell table:style-name="ce23" office:value-type="float" office:value="-32.13868" calcext:value-type="float">
            <text:p>-32.138680</text:p>
          </table:table-cell>
          <table:table-cell table:style-name="ce23" office:value-type="float" office:value="67417.8125" calcext:value-type="float" table:number-columns-spanned="1" table:number-rows-spanned="3">
            <text:p>67,417.812500</text:p>
          </table:table-cell>
          <table:table-cell table:style-name="ce23" table:formula="of:=[.E24]*[.H24]" office:value-type="float" office:value="269671.25" calcext:value-type="float" table:number-columns-spanned="1" table:number-rows-spanned="3">
            <text:p>269,671.250000</text:p>
          </table:table-cell>
          <table:table-cell table:style-name="ce25" table:formula="of:=[.I24]/[.H24]" office:value-type="float" office:value="0.0397953122602304" calcext:value-type="float" table:number-columns-spanned="1" table:number-rows-spanned="3">
            <text:p>0.0398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24]/[.$G$38])*[.$G$37]" office:value-type="float" office:value="0.159181249040921" calcext:value-type="float" table:number-columns-spanned="1" table:number-rows-spanned="3">
            <text:p>0.159</text:p>
          </table:table-cell>
          <table:table-cell table:style-name="ce58" table:formula="of:=[.B24]/[.$E$24]*[.$G$24]/1000000" office:value-type="float" office:value="0.0000347998996829751" calcext:value-type="float">
            <text:p>0.000035</text:p>
          </table:table-cell>
          <table:table-cell table:style-name="ce58" table:formula="of:=[.C24]/[.$E$24]*[.$G$24]/1000000" office:value-type="float" office:value="0.00000000000031025944" calcext:value-type="float">
            <text:p>0.000000</text:p>
          </table:table-cell>
          <table:table-cell table:style-name="ce58" table:formula="of:=[.D24]/[.$E$24]*[.$G$24]/1000000" office:value-type="float" office:value="-0.00000000001897078471" calcext:value-type="float">
            <text:p>0.000000</text:p>
          </table:table-cell>
          <table:table-cell table:style-name="ce23" office:value-type="float" office:value="13.273251" calcext:value-type="float" table:number-columns-spanned="1" table:number-rows-spanned="3">
            <text:p>13.273251</text:p>
          </table:table-cell>
          <table:table-cell table:style-name="ce23" office:value-type="float" office:value="-0.000004" calcext:value-type="float" table:number-columns-spanned="1" table:number-rows-spanned="3">
            <text:p>-0.000004</text:p>
          </table:table-cell>
          <table:table-cell table:style-name="ce23" office:value-type="float" office:value="47.500027" calcext:value-type="float" table:number-columns-spanned="1" table:number-rows-spanned="3">
            <text:p>47.500027</text:p>
          </table:table-cell>
          <table:table-cell table:style-name="ce59" table:formula="of:=[.M24]/1000" office:value-type="float" office:value="0.013273251" calcext:value-type="float" table:number-columns-spanned="1" table:number-rows-spanned="3">
            <text:p>0.013</text:p>
          </table:table-cell>
          <table:table-cell table:style-name="ce59" table:formula="of:=[.N24]/1000" office:value-type="float" office:value="-0.000000004" calcext:value-type="float" table:number-columns-spanned="1" table:number-rows-spanned="3">
            <text:p>0.000</text:p>
          </table:table-cell>
          <table:table-cell table:style-name="ce59" table:formula="of:=[.O24]/1000" office:value-type="float" office:value="0.047500027" calcext:value-type="float" table:number-columns-spanned="1" table:number-rows-spanned="3">
            <text:p>0.048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4]" office:value-type="float" office:value="0.525615" calcext:value-type="float">
            <text:p>0.525615</text:p>
          </table:table-cell>
          <table:table-cell table:style-name="ce23" office:value-type="float" office:value="60176052" calcext:value-type="float">
            <text:p>60,176,052.000000</text:p>
          </table:table-cell>
          <table:table-cell table:style-name="ce23" office:value-type="float" office:value="186.697784" calcext:value-type="float">
            <text:p>186.69778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5]/[.$E$24]*[.$G$24]/1000000" office:value-type="float" office:value="0.00000000000031025944" calcext:value-type="float">
            <text:p>0.000000</text:p>
          </table:table-cell>
          <table:table-cell table:style-name="ce58" table:formula="of:=[.C25]/[.$E$24]*[.$G$24]/1000000" office:value-type="float" office:value="0.0000355206538320694" calcext:value-type="float">
            <text:p>0.000036</text:p>
          </table:table-cell>
          <table:table-cell table:style-name="ce58" table:formula="of:=[.D25]/[.$E$24]*[.$G$24]/1000000" office:value-type="float" office:value="0.0000000001102037627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4]" office:value-type="float" office:value="-32.13868" calcext:value-type="float">
            <text:p>-32.138680</text:p>
          </table:table-cell>
          <table:table-cell table:style-name="ce19" table:formula="of:=[.D25]" office:value-type="float" office:value="186.697784" calcext:value-type="float">
            <text:p>186.697784</text:p>
          </table:table-cell>
          <table:table-cell table:style-name="ce23" office:value-type="float" office:value="7422518.5" calcext:value-type="float">
            <text:p>7,422,518.5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6]/[.$E$24]*[.$G$24]/1000000" office:value-type="float" office:value="-0.00000000001897078471" calcext:value-type="float">
            <text:p>0.000000</text:p>
          </table:table-cell>
          <table:table-cell table:style-name="ce58" table:formula="of:=[.C26]/[.$E$24]*[.$G$24]/1000000" office:value-type="float" office:value="0.00000000011020376273" calcext:value-type="float">
            <text:p>0.000000</text:p>
          </table:table-cell>
          <table:table-cell table:style-name="ce58" table:formula="of:=[.D26]/[.$E$24]*[.$G$24]/1000000" office:value-type="float" office:value="0.00000438135606172088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23" office:value-type="float" office:value="3143329024" calcext:value-type="float">
            <text:p>3,143,329,024.000000</text:p>
          </table:table-cell>
          <table:table-cell table:style-name="ce23" office:value-type="float" office:value="11769.918945" calcext:value-type="float">
            <text:p>11,769.918945</text:p>
          </table:table-cell>
          <table:table-cell table:style-name="ce23" office:value-type="float" office:value="-20965.482422" calcext:value-type="float">
            <text:p>-20,965.482422</text:p>
          </table:table-cell>
          <table:table-cell table:style-name="ce23" office:value-type="float" office:value="993654.5" calcext:value-type="float" table:number-columns-spanned="1" table:number-rows-spanned="3">
            <text:p>993,654.500000</text:p>
          </table:table-cell>
          <table:table-cell table:style-name="ce23" table:formula="of:=[.E27]*[.H27]" office:value-type="float" office:value="1987309" calcext:value-type="float" table:number-columns-spanned="1" table:number-rows-spanned="3">
            <text:p>1,987,309.000000</text:p>
          </table:table-cell>
          <table:table-cell table:style-name="ce25" table:formula="of:=[.I27]/[.H27]" office:value-type="float" office:value="0.586533286084936" calcext:value-type="float" table:number-columns-spanned="1" table:number-rows-spanned="3">
            <text:p>0.5865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27]/[.$G$38])*[.$G$37]" office:value-type="float" office:value="1.17306657216987" calcext:value-type="float" table:number-columns-spanned="1" table:number-rows-spanned="3">
            <text:p>1.173</text:p>
          </table:table-cell>
          <table:table-cell table:style-name="ce58" table:formula="of:=[.B27]/[.$E$27]*[.$G$27]/1000000" office:value-type="float" office:value="0.00185544080129751" calcext:value-type="float">
            <text:p>0.001855</text:p>
          </table:table-cell>
          <table:table-cell table:style-name="ce58" table:formula="of:=[.C27]/[.$E$27]*[.$G$27]/1000000" office:value-type="float" office:value="0.00000000694753481795" calcext:value-type="float">
            <text:p>0.000000</text:p>
          </table:table-cell>
          <table:table-cell table:style-name="ce58" table:formula="of:=[.D27]/[.$E$27]*[.$G$27]/1000000" office:value-type="float" office:value="-0.00000001237548191985" calcext:value-type="float">
            <text:p>0.000000</text:p>
          </table:table-cell>
          <table:table-cell table:style-name="ce23" office:value-type="float" office:value="-11.000558" calcext:value-type="float" table:number-columns-spanned="1" table:number-rows-spanned="3">
            <text:p>-11.000558</text:p>
          </table:table-cell>
          <table:table-cell table:style-name="ce23" office:value-type="float" office:value="-0.000968" calcext:value-type="float" table:number-columns-spanned="1" table:number-rows-spanned="3">
            <text:p>-0.000968</text:p>
          </table:table-cell>
          <table:table-cell table:style-name="ce23" office:value-type="float" office:value="0.000295" calcext:value-type="float" table:number-columns-spanned="1" table:number-rows-spanned="3">
            <text:p>0.000295</text:p>
          </table:table-cell>
          <table:table-cell table:style-name="ce59" table:formula="of:=[.M27]/1000" office:value-type="float" office:value="-0.011000558" calcext:value-type="float" table:number-columns-spanned="1" table:number-rows-spanned="3">
            <text:p>-0.011</text:p>
          </table:table-cell>
          <table:table-cell table:style-name="ce59" table:formula="of:=[.N27]/1000" office:value-type="float" office:value="-0.000000968" calcext:value-type="float" table:number-columns-spanned="1" table:number-rows-spanned="3">
            <text:p>0.000</text:p>
          </table:table-cell>
          <table:table-cell table:style-name="ce59" table:formula="of:=[.O27]/1000" office:value-type="float" office:value="0.00000029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7]" office:value-type="float" office:value="11769.918945" calcext:value-type="float">
            <text:p>11,769.918945</text:p>
          </table:table-cell>
          <table:table-cell table:style-name="ce23" office:value-type="float" office:value="1776514944" calcext:value-type="float">
            <text:p>1,776,514,944.000000</text:p>
          </table:table-cell>
          <table:table-cell table:style-name="ce23" office:value-type="float" office:value="3386.311768" calcext:value-type="float">
            <text:p>3,386.311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8]/[.$E$27]*[.$G$27]/1000000" office:value-type="float" office:value="0.00000000694753481795" calcext:value-type="float">
            <text:p>0.000000</text:p>
          </table:table-cell>
          <table:table-cell table:style-name="ce58" table:formula="of:=[.C28]/[.$E$27]*[.$G$27]/1000000" office:value-type="float" office:value="0.00104863928848842" calcext:value-type="float">
            <text:p>0.001049</text:p>
          </table:table-cell>
          <table:table-cell table:style-name="ce58" table:formula="of:=[.D28]/[.$E$27]*[.$G$27]/1000000" office:value-type="float" office:value="0.0000000019988683883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7]" office:value-type="float" office:value="-20965.482422" calcext:value-type="float">
            <text:p>-20,965.482422</text:p>
          </table:table-cell>
          <table:table-cell table:style-name="ce19" table:formula="of:=[.D28]" office:value-type="float" office:value="3386.311768" calcext:value-type="float">
            <text:p>3,386.311768</text:p>
          </table:table-cell>
          <table:table-cell table:style-name="ce23" office:value-type="float" office:value="1776760320" calcext:value-type="float">
            <text:p>1,776,760,3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9]/[.$E$27]*[.$G$27]/1000000" office:value-type="float" office:value="-0.00000001237548191985" calcext:value-type="float">
            <text:p>0.000000</text:p>
          </table:table-cell>
          <table:table-cell table:style-name="ce58" table:formula="of:=[.C29]/[.$E$27]*[.$G$27]/1000000" office:value-type="float" office:value="0.00000000199886838835" calcext:value-type="float">
            <text:p>0.000000</text:p>
          </table:table-cell>
          <table:table-cell table:style-name="ce58" table:formula="of:=[.D29]/[.$E$27]*[.$G$27]/1000000" office:value-type="float" office:value="0.00104878412876399" calcext:value-type="float">
            <text:p>0.001049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23" office:value-type="float" office:value="251069136896" calcext:value-type="float">
            <text:p>251,069,136,896.000000</text:p>
          </table:table-cell>
          <table:table-cell table:style-name="ce23" office:value-type="float" office:value="6240574" calcext:value-type="float">
            <text:p>6,240,574.000000</text:p>
          </table:table-cell>
          <table:table-cell table:style-name="ce23" office:value-type="float" office:value="-56598.90625" calcext:value-type="float">
            <text:p>-56,598.906250</text:p>
          </table:table-cell>
          <table:table-cell table:style-name="ce23" office:value-type="float" office:value="10401525" calcext:value-type="float" table:number-columns-spanned="1" table:number-rows-spanned="3">
            <text:p>10,401,525.000000</text:p>
          </table:table-cell>
          <table:table-cell table:style-name="ce23" table:formula="of:=[.E30]*[.H30]" office:value-type="float" office:value="10401525" calcext:value-type="float" table:number-columns-spanned="1" table:number-rows-spanned="3">
            <text:p>10,401,525.000000</text:p>
          </table:table-cell>
          <table:table-cell table:style-name="ce25" table:formula="of:=[.I30]/[.H30]" office:value-type="float" office:value="6.13980074416672" calcext:value-type="float" table:number-columns-spanned="1" table:number-rows-spanned="3">
            <text:p>6.139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0]/[.$G$38])*[.$G$37]" office:value-type="float" office:value="6.13980074416672" calcext:value-type="float" table:number-columns-spanned="1" table:number-rows-spanned="3">
            <text:p>6.140</text:p>
          </table:table-cell>
          <table:table-cell table:style-name="ce58" table:formula="of:=[.B30]/[.$E$30]*[.$G$30]/1000000" office:value-type="float" office:value="0.1482008141644" calcext:value-type="float">
            <text:p>0.148201</text:p>
          </table:table-cell>
          <table:table-cell table:style-name="ce58" table:formula="of:=[.C30]/[.$E$30]*[.$G$30]/1000000" office:value-type="float" office:value="0.00000368367916139484" calcext:value-type="float">
            <text:p>0.000004</text:p>
          </table:table-cell>
          <table:table-cell table:style-name="ce58" table:formula="of:=[.D30]/[.$E$30]*[.$G$30]/1000000" office:value-type="float" office:value="-0.00000003340914017058" calcext:value-type="float">
            <text:p>0.000000</text:p>
          </table:table-cell>
          <table:table-cell table:style-name="ce23" office:value-type="float" office:value="0.000664" calcext:value-type="float" table:number-columns-spanned="1" table:number-rows-spanned="3">
            <text:p>0.000664</text:p>
          </table:table-cell>
          <table:table-cell table:style-name="ce23" office:value-type="float" office:value="-0.000078" calcext:value-type="float" table:number-columns-spanned="1" table:number-rows-spanned="3">
            <text:p>-0.000078</text:p>
          </table:table-cell>
          <table:table-cell table:style-name="ce23" office:value-type="float" office:value="-1.612175" calcext:value-type="float" table:number-columns-spanned="1" table:number-rows-spanned="3">
            <text:p>-1.612175</text:p>
          </table:table-cell>
          <table:table-cell table:style-name="ce59" table:formula="of:=[.M30]/1000" office:value-type="float" office:value="0.000000664" calcext:value-type="float" table:number-columns-spanned="1" table:number-rows-spanned="3">
            <text:p>0.000</text:p>
          </table:table-cell>
          <table:table-cell table:style-name="ce59" table:formula="of:=[.N30]/1000" office:value-type="float" office:value="-0.000000078" calcext:value-type="float" table:number-columns-spanned="1" table:number-rows-spanned="3">
            <text:p>0.000</text:p>
          </table:table-cell>
          <table:table-cell table:style-name="ce59" table:formula="of:=[.O30]/1000" office:value-type="float" office:value="-0.001612175" calcext:value-type="float" table:number-columns-spanned="1" table:number-rows-spanned="3">
            <text:p>-0.00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0]" office:value-type="float" office:value="6240574" calcext:value-type="float">
            <text:p>6,240,574.000000</text:p>
          </table:table-cell>
          <table:table-cell table:style-name="ce23" office:value-type="float" office:value="599781867520" calcext:value-type="float">
            <text:p>599,781,867,520.000000</text:p>
          </table:table-cell>
          <table:table-cell table:style-name="ce23" office:value-type="float" office:value="2910.903564" calcext:value-type="float">
            <text:p>2,910.90356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1]/[.$E$30]*[.$G$30]/1000000" office:value-type="float" office:value="0.00000368367916139484" calcext:value-type="float">
            <text:p>0.000004</text:p>
          </table:table-cell>
          <table:table-cell table:style-name="ce58" table:formula="of:=[.C31]/[.$E$30]*[.$G$30]/1000000" office:value-type="float" office:value="0.354038581509635" calcext:value-type="float">
            <text:p>0.354039</text:p>
          </table:table-cell>
          <table:table-cell table:style-name="ce58" table:formula="of:=[.D31]/[.$E$30]*[.$G$30]/1000000" office:value-type="float" office:value="0.00000000171824495624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0]" office:value-type="float" office:value="-56598.90625" calcext:value-type="float">
            <text:p>-56,598.906250</text:p>
          </table:table-cell>
          <table:table-cell table:style-name="ce19" table:formula="of:=[.D31]" office:value-type="float" office:value="2910.903564" calcext:value-type="float">
            <text:p>2,910.903564</text:p>
          </table:table-cell>
          <table:table-cell table:style-name="ce23" office:value-type="float" office:value="849948377088" calcext:value-type="float">
            <text:p>849,948,377,08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2]/[.$E$30]*[.$G$30]/1000000" office:value-type="float" office:value="-0.00000003340914017058" calcext:value-type="float">
            <text:p>0.000000</text:p>
          </table:table-cell>
          <table:table-cell table:style-name="ce58" table:formula="of:=[.C32]/[.$E$30]*[.$G$30]/1000000" office:value-type="float" office:value="0.00000000171824495624" calcext:value-type="float">
            <text:p>0.000000</text:p>
          </table:table-cell>
          <table:table-cell table:style-name="ce58" table:formula="of:=[.D32]/[.$E$30]*[.$G$30]/1000000" office:value-type="float" office:value="0.501706593806985" calcext:value-type="float">
            <text:p>0.501707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23" office:value-type="float" office:value="192733184" calcext:value-type="float">
            <text:p>192,733,184.000000</text:p>
          </table:table-cell>
          <table:table-cell table:style-name="ce23" office:value-type="float" office:value="38586.1875" calcext:value-type="float">
            <text:p>38,586.187500</text:p>
          </table:table-cell>
          <table:table-cell table:style-name="ce23" office:value-type="float" office:value="2849063.5" calcext:value-type="float">
            <text:p>2,849,063.500000</text:p>
          </table:table-cell>
          <table:table-cell table:style-name="ce23" office:value-type="float" office:value="248506.703125" calcext:value-type="float" table:number-columns-spanned="1" table:number-rows-spanned="3">
            <text:p>248,506.703125</text:p>
          </table:table-cell>
          <table:table-cell table:style-name="ce23" table:formula="of:=[.E33]*[.H33]" office:value-type="float" office:value="497013.40625" calcext:value-type="float" table:number-columns-spanned="1" table:number-rows-spanned="3">
            <text:p>497,013.406250</text:p>
          </table:table-cell>
          <table:table-cell table:style-name="ce25" table:formula="of:=[.I33]/[.H33]" office:value-type="float" office:value="0.146688263574552" calcext:value-type="float" table:number-columns-spanned="1" table:number-rows-spanned="3">
            <text:p>0.1467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33]/[.$G$38])*[.$G$37]" office:value-type="float" office:value="0.293376527149104" calcext:value-type="float" table:number-columns-spanned="1" table:number-rows-spanned="3">
            <text:p>0.293</text:p>
          </table:table-cell>
          <table:table-cell table:style-name="ce58" table:formula="of:=[.B33]/[.$E$33]*[.$G$33]/1000000" office:value-type="float" office:value="0.000113766332008895" calcext:value-type="float">
            <text:p>0.000114</text:p>
          </table:table-cell>
          <table:table-cell table:style-name="ce58" table:formula="of:=[.C33]/[.$E$33]*[.$G$33]/1000000" office:value-type="float" office:value="0.0000000227766123455" calcext:value-type="float">
            <text:p>0.000000</text:p>
          </table:table-cell>
          <table:table-cell table:style-name="ce58" table:formula="of:=[.D33]/[.$E$33]*[.$G$33]/1000000" office:value-type="float" office:value="0.00000168174207123266" calcext:value-type="float">
            <text:p>0.000002</text:p>
          </table:table-cell>
          <table:table-cell table:style-name="ce23" office:value-type="float" office:value="-2.335873" calcext:value-type="float" table:number-columns-spanned="1" table:number-rows-spanned="3">
            <text:p>-2.335873</text:p>
          </table:table-cell>
          <table:table-cell table:style-name="ce23" office:value-type="float" office:value="-34.409458" calcext:value-type="float" table:number-columns-spanned="1" table:number-rows-spanned="3">
            <text:p>-34.409458</text:p>
          </table:table-cell>
          <table:table-cell table:style-name="ce23" office:value-type="float" office:value="35.894726" calcext:value-type="float" table:number-columns-spanned="1" table:number-rows-spanned="3">
            <text:p>35.894726</text:p>
          </table:table-cell>
          <table:table-cell table:style-name="ce59" table:formula="of:=[.M33]/1000" office:value-type="float" office:value="-0.002335873" calcext:value-type="float" table:number-columns-spanned="1" table:number-rows-spanned="3">
            <text:p>-0.002</text:p>
          </table:table-cell>
          <table:table-cell table:style-name="ce59" table:formula="of:=[.N33]/1000" office:value-type="float" office:value="-0.034409458" calcext:value-type="float" table:number-columns-spanned="1" table:number-rows-spanned="3">
            <text:p>-0.034</text:p>
          </table:table-cell>
          <table:table-cell table:style-name="ce59" table:formula="of:=[.O33]/1000" office:value-type="float" office:value="0.03589472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3]" office:value-type="float" office:value="38586.1875" calcext:value-type="float">
            <text:p>38,586.187500</text:p>
          </table:table-cell>
          <table:table-cell table:style-name="ce23" office:value-type="float" office:value="177676912" calcext:value-type="float">
            <text:p>177,676,912.000000</text:p>
          </table:table-cell>
          <table:table-cell table:style-name="ce23" office:value-type="float" office:value="-43014.628906" calcext:value-type="float">
            <text:p>-43,014.62890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4]/[.$E$33]*[.$G$33]/1000000" office:value-type="float" office:value="0.0000000227766123455" calcext:value-type="float">
            <text:p>0.000000</text:p>
          </table:table-cell>
          <table:table-cell table:style-name="ce58" table:formula="of:=[.C34]/[.$E$33]*[.$G$33]/1000000" office:value-type="float" office:value="0.000104878932321832" calcext:value-type="float">
            <text:p>0.000105</text:p>
          </table:table-cell>
          <table:table-cell table:style-name="ce58" table:formula="of:=[.D34]/[.$E$33]*[.$G$33]/1000000" office:value-type="float" office:value="-0.00000002539062787112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3]" office:value-type="float" office:value="2849063.5" calcext:value-type="float">
            <text:p>2,849,063.500000</text:p>
          </table:table-cell>
          <table:table-cell table:style-name="ce19" table:formula="of:=[.D34]" office:value-type="float" office:value="-43014.628906" calcext:value-type="float">
            <text:p>-43,014.628906</text:p>
          </table:table-cell>
          <table:table-cell table:style-name="ce23" office:value-type="float" office:value="131333000" calcext:value-type="float">
            <text:p>131,333,00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5]/[.$E$33]*[.$G$33]/1000000" office:value-type="float" office:value="0.00000168174207123266" calcext:value-type="float">
            <text:p>0.000002</text:p>
          </table:table-cell>
          <table:table-cell table:style-name="ce58" table:formula="of:=[.C35]/[.$E$33]*[.$G$33]/1000000" office:value-type="float" office:value="-0.00000002539062787112" calcext:value-type="float">
            <text:p>0.000000</text:p>
          </table:table-cell>
          <table:table-cell table:style-name="ce58" table:formula="of:=[.D35]/[.$E$33]*[.$G$33]/1000000" office:value-type="float" office:value="0.00007752309888537" calcext:value-type="float">
            <text:p>0.00007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97" calcext:value-type="float">
            <text:p>97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164329099.109377" calcext:value-type="float">
            <text:p>164329099.1094</text:p>
          </table:table-cell>
          <table:table-cell table:style-name="ce53"/>
          <table:table-cell table:style-name="ce47"/>
          <table:table-cell/>
          <table:table-cell table:formula="of:=[.E3]-[.E18]" office:value-type="float" office:value="95533512" calcext:value-type="float">
            <text:p>95533512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)" office:value-type="float" office:value="97" calcext:value-type="float">
            <text:p>97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LC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" calcext:value-type="float">
            <text:p>0.000000</text:p>
          </table:table-cell>
          <table:table-cell table:style-name="ce87" table:formula="of:=[.D6]/[.$E$6]*[.$G$6]/1000000" office:value-type="float" office:value="0.00000000000042717506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6" calcext:value-type="float">
            <text:p>0.000000</text:p>
          </table:table-cell>
          <table:table-cell table:style-name="ce87" table:formula="of:=[.C8]/[.$E$6]*[.$G$6]/1000000" office:value-type="float" office:value="0.00000000000020134486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6" calcext:value-type="float">
            <text:p>0.000000</text:p>
          </table:table-cell>
          <table:table-cell table:style-name="ce87" table:formula="of:=[.D9]/[.$E$9]*[.$G$9]/1000000" office:value-type="float" office:value="0.000000000302766281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6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" calcext:value-type="float">
            <text:p>0.000000</text:p>
          </table:table-cell>
          <table:table-cell table:style-name="ce87" table:formula="of:=[.C11]/[.$E$9]*[.$G$9]/1000000" office:value-type="float" office:value="-0.00000000003582727954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7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7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3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" calcext:value-type="float">
            <text:p>0.000000</text:p>
          </table:table-cell>
          <table:table-cell table:style-name="ce87" table:formula="of:=[.D15]/[.$E$15]*[.$G$15]/1000000" office:value-type="float" office:value="-0.00000000000003944442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2" calcext:value-type="float">
            <text:p>0.000000</text:p>
          </table:table-cell>
          <table:table-cell table:style-name="ce87" table:formula="of:=[.C17]/[.$E$15]*[.$G$15]/1000000" office:value-type="float" office:value="-0.00000000007791253419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8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3" calcext:value-type="float">
            <text:p>0.000000</text:p>
          </table:table-cell>
          <table:table-cell table:style-name="ce87" table:formula="of:=[.D21]/[.$E$21]*[.$G$21]/1000000" office:value-type="float" office:value="-0.00000030051804556209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3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9" calcext:value-type="float">
            <text:p>0.000000</text:p>
          </table:table-cell>
          <table:table-cell table:style-name="ce87" table:formula="of:=[.C23]/[.$E$21]*[.$G$21]/1000000" office:value-type="float" office:value="0.00000000221761557087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4" calcext:value-type="float">
            <text:p>0.000000</text:p>
          </table:table-cell>
          <table:table-cell table:style-name="ce87" table:formula="of:=[.D27]/[.$E$27]*[.$G$27]/1000000" office:value-type="float" office:value="0.0000000000001407076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4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" calcext:value-type="float">
            <text:p>0.000000</text:p>
          </table:table-cell>
          <table:table-cell table:style-name="ce87" table:formula="of:=[.C29]/[.$E$27]*[.$G$27]/1000000" office:value-type="float" office:value="0.00000000000730572312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5514488446976" calcext:value-type="float">
            <text:p>5,514,488,446,976.000000</text:p>
          </table:table-cell>
          <table:table-cell table:style-name="ce82" office:value-type="float" office:value="-2710009856" calcext:value-type="float">
            <text:p>-2,710,009,856.000000</text:p>
          </table:table-cell>
          <table:table-cell table:style-name="ce82" office:value-type="float" office:value="2143656064" calcext:value-type="float">
            <text:p>2,143,656,064.000000</text:p>
          </table:table-cell>
          <table:table-cell table:style-name="ce82" office:value-type="float" office:value="159333680" calcext:value-type="float" table:number-columns-spanned="1" table:number-rows-spanned="3">
            <text:p>159,333,680.000000</text:p>
          </table:table-cell>
          <table:table-cell table:style-name="ce82" table:formula="of:=[.E30]*[.H30]" office:value-type="float" office:value="159333680" calcext:value-type="float" table:number-columns-spanned="1" table:number-rows-spanned="3">
            <text:p>159,333,680.000000</text:p>
          </table:table-cell>
          <table:table-cell table:style-name="ce93" office:value-type="float" office:value="51.9368319627776" calcext:value-type="float" table:number-columns-spanned="1" table:number-rows-spanned="3">
            <text:p>51.936832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51.9368319627776" calcext:value-type="float" table:number-columns-spanned="1" table:number-rows-spanned="3">
            <text:p>51.937</text:p>
          </table:table-cell>
          <table:table-cell table:style-name="ce87" table:formula="of:=[.B30]/[.$E$30]*[.$G$30]/1000000" office:value-type="float" office:value="1.79751738509567" calcext:value-type="float">
            <text:p>1.797517</text:p>
          </table:table-cell>
          <table:table-cell table:style-name="ce87" table:formula="of:=[.C30]/[.$E$30]*[.$G$30]/1000000" office:value-type="float" office:value="-0.000883362051943714" calcext:value-type="float">
            <text:p>-0.000883</text:p>
          </table:table-cell>
          <table:table-cell table:style-name="ce87" table:formula="of:=[.D30]/[.$E$30]*[.$G$30]/1000000" office:value-type="float" office:value="0.000698751856995691" calcext:value-type="float">
            <text:p>0.000699</text:p>
          </table:table-cell>
          <table:table-cell table:style-name="ce82" office:value-type="float" office:value="0.071805" calcext:value-type="float" table:number-columns-spanned="1" table:number-rows-spanned="3">
            <text:p>0.071805</text:p>
          </table:table-cell>
          <table:table-cell table:style-name="ce82" office:value-type="float" office:value="-0.039499" calcext:value-type="float" table:number-columns-spanned="1" table:number-rows-spanned="3">
            <text:p>-0.039499</text:p>
          </table:table-cell>
          <table:table-cell table:style-name="ce82" office:value-type="float" office:value="109.127098" calcext:value-type="float" table:number-columns-spanned="1" table:number-rows-spanned="3">
            <text:p>109.127098</text:p>
          </table:table-cell>
          <table:table-cell table:style-name="ce88" table:formula="of:=[.M30]/1000" office:value-type="float" office:value="0.000071805" calcext:value-type="float" table:number-columns-spanned="1" table:number-rows-spanned="3">
            <text:p>0.000</text:p>
          </table:table-cell>
          <table:table-cell table:style-name="ce88" table:formula="of:=[.N30]/1000" office:value-type="float" office:value="-0.000039499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0.109127098" calcext:value-type="float" table:number-columns-spanned="1" table:number-rows-spanned="3">
            <text:p>0.10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2710009856" calcext:value-type="float">
            <text:p>-2,710,009,856.000000</text:p>
          </table:table-cell>
          <table:table-cell table:style-name="ce82" office:value-type="float" office:value="10172548251648" calcext:value-type="float">
            <text:p>10,172,548,251,648.000000</text:p>
          </table:table-cell>
          <table:table-cell table:style-name="ce82" office:value-type="float" office:value="-1215373184" calcext:value-type="float">
            <text:p>-1,215,373,1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883362051943714" calcext:value-type="float">
            <text:p>-0.000883</text:p>
          </table:table-cell>
          <table:table-cell table:style-name="ce87" table:formula="of:=[.C31]/[.$E$30]*[.$G$30]/1000000" office:value-type="float" office:value="3.31587100215779" calcext:value-type="float">
            <text:p>3.315871</text:p>
          </table:table-cell>
          <table:table-cell table:style-name="ce87" table:formula="of:=[.D31]/[.$E$30]*[.$G$30]/1000000" office:value-type="float" office:value="-0.000396166289697658" calcext:value-type="float">
            <text:p>-0.00039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2143656064" calcext:value-type="float">
            <text:p>2,143,656,064.000000</text:p>
          </table:table-cell>
          <table:table-cell table:style-name="ce80" table:formula="of:=[.D31]" office:value-type="float" office:value="-1215373184" calcext:value-type="float">
            <text:p>-1,215,373,184.000000</text:p>
          </table:table-cell>
          <table:table-cell table:style-name="ce82" office:value-type="float" office:value="10381759086592" calcext:value-type="float">
            <text:p>10,381,759,086,59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698751856995691" calcext:value-type="float">
            <text:p>0.000699</text:p>
          </table:table-cell>
          <table:table-cell table:style-name="ce87" table:formula="of:=[.C32]/[.$E$30]*[.$G$30]/1000000" office:value-type="float" office:value="-0.000396166289697658" calcext:value-type="float">
            <text:p>-0.000396</text:p>
          </table:table-cell>
          <table:table-cell table:style-name="ce87" table:formula="of:=[.D32]/[.$E$30]*[.$G$30]/1000000" office:value-type="float" office:value="3.38406592478356" calcext:value-type="float">
            <text:p>3.38406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2</text:p>
          </table:table-cell>
          <table:table-cell table:style-name="ce82" office:value-type="float" office:value="2363238383616" calcext:value-type="float">
            <text:p>2,363,238,383,616.000000</text:p>
          </table:table-cell>
          <table:table-cell table:style-name="ce82" office:value-type="float" office:value="-32624486400" calcext:value-type="float">
            <text:p>-32,624,486,400.000000</text:p>
          </table:table-cell>
          <table:table-cell table:style-name="ce82" office:value-type="float" office:value="-1178281088" calcext:value-type="float">
            <text:p>-1,178,281,088.000000</text:p>
          </table:table-cell>
          <table:table-cell table:style-name="ce82" office:value-type="float" office:value="85975360" calcext:value-type="float" table:number-columns-spanned="1" table:number-rows-spanned="3">
            <text:p>85,975,360.000000</text:p>
          </table:table-cell>
          <table:table-cell table:style-name="ce82" table:formula="of:=[.E33]*[.H33]" office:value-type="float" office:value="85975360" calcext:value-type="float" table:number-columns-spanned="1" table:number-rows-spanned="3">
            <text:p>85,975,360.000000</text:p>
          </table:table-cell>
          <table:table-cell table:style-name="ce93" office:value-type="float" office:value="28.0247580126142" calcext:value-type="float" table:number-columns-spanned="1" table:number-rows-spanned="3">
            <text:p>28.024758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28.0247580126142" calcext:value-type="float" table:number-columns-spanned="1" table:number-rows-spanned="3">
            <text:p>28.025</text:p>
          </table:table-cell>
          <table:table-cell table:style-name="ce87" table:formula="of:=[.B33]/[.$E$33]*[.$G$33]/1000000" office:value-type="float" office:value="0.770327496470616" calcext:value-type="float">
            <text:p>0.770327</text:p>
          </table:table-cell>
          <table:table-cell table:style-name="ce87" table:formula="of:=[.C33]/[.$E$33]*[.$G$33]/1000000" office:value-type="float" office:value="-0.0106343647371273" calcext:value-type="float">
            <text:p>-0.010634</text:p>
          </table:table-cell>
          <table:table-cell table:style-name="ce87" table:formula="of:=[.D33]/[.$E$33]*[.$G$33]/1000000" office:value-type="float" office:value="-0.000384075651000935" calcext:value-type="float">
            <text:p>-0.000384</text:p>
          </table:table-cell>
          <table:table-cell table:style-name="ce82" office:value-type="float" office:value="2.67327" calcext:value-type="float" table:number-columns-spanned="1" table:number-rows-spanned="3">
            <text:p>2.673270</text:p>
          </table:table-cell>
          <table:table-cell table:style-name="ce82" office:value-type="float" office:value="-2.946516" calcext:value-type="float" table:number-columns-spanned="1" table:number-rows-spanned="3">
            <text:p>-2.946516</text:p>
          </table:table-cell>
          <table:table-cell table:style-name="ce82" office:value-type="float" office:value="82.844849" calcext:value-type="float" table:number-columns-spanned="1" table:number-rows-spanned="3">
            <text:p>82.844849</text:p>
          </table:table-cell>
          <table:table-cell table:style-name="ce88" table:formula="of:=[.M33]/1000" office:value-type="float" office:value="0.00267327" calcext:value-type="float" table:number-columns-spanned="1" table:number-rows-spanned="3">
            <text:p>0.003</text:p>
          </table:table-cell>
          <table:table-cell table:style-name="ce88" table:formula="of:=[.N33]/1000" office:value-type="float" office:value="-0.002946516" calcext:value-type="float" table:number-columns-spanned="1" table:number-rows-spanned="3">
            <text:p>-0.003</text:p>
          </table:table-cell>
          <table:table-cell table:style-name="ce88" table:formula="of:=[.O33]/1000" office:value-type="float" office:value="0.082844849" calcext:value-type="float" table:number-columns-spanned="1" table:number-rows-spanned="3">
            <text:p>0.08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-32624486400" calcext:value-type="float">
            <text:p>-32,624,486,400.000000</text:p>
          </table:table-cell>
          <table:table-cell table:style-name="ce82" office:value-type="float" office:value="5480085716992" calcext:value-type="float">
            <text:p>5,480,085,716,992.000000</text:p>
          </table:table-cell>
          <table:table-cell table:style-name="ce82" office:value-type="float" office:value="-15317129216" calcext:value-type="float">
            <text:p>-15,317,129,21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-0.0106343647371273" calcext:value-type="float">
            <text:p>-0.010634</text:p>
          </table:table-cell>
          <table:table-cell table:style-name="ce87" table:formula="of:=[.C34]/[.$E$33]*[.$G$33]/1000000" office:value-type="float" office:value="1.78630337932966" calcext:value-type="float">
            <text:p>1.786303</text:p>
          </table:table-cell>
          <table:table-cell table:style-name="ce87" table:formula="of:=[.D34]/[.$E$33]*[.$G$33]/1000000" office:value-type="float" office:value="-0.00499281235607903" calcext:value-type="float">
            <text:p>-0.0049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1178281088" calcext:value-type="float">
            <text:p>-1,178,281,088.000000</text:p>
          </table:table-cell>
          <table:table-cell table:style-name="ce80" table:formula="of:=[.D34]" office:value-type="float" office:value="-15317129216" calcext:value-type="float">
            <text:p>-15,317,129,216.000000</text:p>
          </table:table-cell>
          <table:table-cell table:style-name="ce82" office:value-type="float" office:value="7379164332032" calcext:value-type="float">
            <text:p>7,379,164,332,0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384075651000935" calcext:value-type="float">
            <text:p>-0.000384</text:p>
          </table:table-cell>
          <table:table-cell table:style-name="ce87" table:formula="of:=[.C35]/[.$E$33]*[.$G$33]/1000000" office:value-type="float" office:value="-0.00499281235607903" calcext:value-type="float">
            <text:p>-0.004993</text:p>
          </table:table-cell>
          <table:table-cell table:style-name="ce87" table:formula="of:=[.D35]/[.$E$33]*[.$G$33]/1000000" office:value-type="float" office:value="2.40533211771967" calcext:value-type="float">
            <text:p>2.40533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6]*[.H36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6]*[.H36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6]/[.$E$36]*[.$G$36]/1000000" office:value-type="float" office:value="0.000152862338242308" calcext:value-type="float">
            <text:p>0.000153</text:p>
          </table:table-cell>
          <table:table-cell table:style-name="ce87" table:formula="of:=[.C36]/[.$E$36]*[.$G$36]/1000000" office:value-type="float" office:value="0.00000001231823757859" calcext:value-type="float">
            <text:p>0.000000</text:p>
          </table:table-cell>
          <table:table-cell table:style-name="ce87" table:formula="of:=[.D36]/[.$E$36]*[.$G$36]/1000000" office:value-type="float" office:value="-0.00000000868831981761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6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6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6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231823757859" calcext:value-type="float">
            <text:p>0.000000</text:p>
          </table:table-cell>
          <table:table-cell table:style-name="ce87" table:formula="of:=[.C37]/[.$E$36]*[.$G$36]/1000000" office:value-type="float" office:value="0.000111194889831279" calcext:value-type="float">
            <text:p>0.000111</text:p>
          </table:table-cell>
          <table:table-cell table:style-name="ce87" table:formula="of:=[.D37]/[.$E$36]*[.$G$36]/1000000" office:value-type="float" office:value="0.00000346835234621767" calcext:value-type="float">
            <text:p>0.00000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-26654.339844" calcext:value-type="float">
            <text:p>-26,654.339844</text:p>
          </table:table-cell>
          <table:table-cell table:style-name="ce80" table:formula="of:=[.D37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-0.00000000868831981761" calcext:value-type="float">
            <text:p>0.000000</text:p>
          </table:table-cell>
          <table:table-cell table:style-name="ce87" table:formula="of:=[.C38]/[.$E$36]*[.$G$36]/1000000" office:value-type="float" office:value="0.00000346835234621767" calcext:value-type="float">
            <text:p>0.000003</text:p>
          </table:table-cell>
          <table:table-cell table:style-name="ce87" table:formula="of:=[.D38]/[.$E$36]*[.$G$36]/1000000" office:value-type="float" office:value="0.000244303712868384" calcext:value-type="float">
            <text:p>0.000244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9]*[.H39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9]*[.H39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9]/[.$E$39]*[.$G$39]/1000000" office:value-type="float" office:value="0.0000627697502114961" calcext:value-type="float">
            <text:p>0.000063</text:p>
          </table:table-cell>
          <table:table-cell table:style-name="ce87" table:formula="of:=[.C39]/[.$E$39]*[.$G$39]/1000000" office:value-type="float" office:value="0.00000001122049716495" calcext:value-type="float">
            <text:p>0.000000</text:p>
          </table:table-cell>
          <table:table-cell table:style-name="ce87" table:formula="of:=[.D39]/[.$E$39]*[.$G$39]/1000000" office:value-type="float" office:value="0.0000009520669624188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9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9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9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9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0]/[.$E$39]*[.$G$39]/1000000" office:value-type="float" office:value="0.00000001122049716495" calcext:value-type="float">
            <text:p>0.000000</text:p>
          </table:table-cell>
          <table:table-cell table:style-name="ce87" table:formula="of:=[.C40]/[.$E$39]*[.$G$39]/1000000" office:value-type="float" office:value="0.0000578463161467497" calcext:value-type="float">
            <text:p>0.000058</text:p>
          </table:table-cell>
          <table:table-cell table:style-name="ce87" table:formula="of:=[.D40]/[.$E$39]*[.$G$39]/1000000" office:value-type="float" office:value="-0.0000000147108252322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9]" office:value-type="float" office:value="2920785.25" calcext:value-type="float">
            <text:p>2,920,785.250000</text:p>
          </table:table-cell>
          <table:table-cell table:style-name="ce80" table:formula="of:=[.D40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1]/[.$E$39]*[.$G$39]/1000000" office:value-type="float" office:value="0.0000009520669624188" calcext:value-type="float">
            <text:p>0.000001</text:p>
          </table:table-cell>
          <table:table-cell table:style-name="ce87" table:formula="of:=[.C41]/[.$E$39]*[.$G$39]/1000000" office:value-type="float" office:value="-0.00000001471082523223" calcext:value-type="float">
            <text:p>0.000000</text:p>
          </table:table-cell>
          <table:table-cell table:style-name="ce87" table:formula="of:=[.D41]/[.$E$39]*[.$G$39]/1000000" office:value-type="float" office:value="0.0000427550189523094" calcext:value-type="float">
            <text:p>0.00004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460175391.851564" calcext:value-type="float">
            <text:p>460175391.8516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;[.I36];[.I39])" office:value-type="float" office:value="150.282215893493" calcext:value-type="float">
            <text:p>150.2822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" calcext:value-type="float">
            <text:p>0.000000</text:p>
          </table:table-cell>
          <table:table-cell table:style-name="ce87" table:formula="of:=[.D6]/[.$E$6]*[.$G$6]/1000000" office:value-type="float" office:value="0.00000000000042717506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6" calcext:value-type="float">
            <text:p>0.000000</text:p>
          </table:table-cell>
          <table:table-cell table:style-name="ce87" table:formula="of:=[.C8]/[.$E$6]*[.$G$6]/1000000" office:value-type="float" office:value="0.00000000000020134486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6" calcext:value-type="float">
            <text:p>0.000000</text:p>
          </table:table-cell>
          <table:table-cell table:style-name="ce87" table:formula="of:=[.D9]/[.$E$9]*[.$G$9]/1000000" office:value-type="float" office:value="0.000000000302766281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6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4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" calcext:value-type="float">
            <text:p>0.000000</text:p>
          </table:table-cell>
          <table:table-cell table:style-name="ce87" table:formula="of:=[.C11]/[.$E$9]*[.$G$9]/1000000" office:value-type="float" office:value="-0.00000000003582727954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7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7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3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" calcext:value-type="float">
            <text:p>0.000000</text:p>
          </table:table-cell>
          <table:table-cell table:style-name="ce87" table:formula="of:=[.D15]/[.$E$15]*[.$G$15]/1000000" office:value-type="float" office:value="-0.00000000000003944442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9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2" calcext:value-type="float">
            <text:p>0.000000</text:p>
          </table:table-cell>
          <table:table-cell table:style-name="ce87" table:formula="of:=[.C17]/[.$E$15]*[.$G$15]/1000000" office:value-type="float" office:value="-0.00000000007791253419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8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8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3" calcext:value-type="float">
            <text:p>0.000000</text:p>
          </table:table-cell>
          <table:table-cell table:style-name="ce87" table:formula="of:=[.D21]/[.$E$21]*[.$G$21]/1000000" office:value-type="float" office:value="-0.00000030051804556209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3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7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9" calcext:value-type="float">
            <text:p>0.000000</text:p>
          </table:table-cell>
          <table:table-cell table:style-name="ce87" table:formula="of:=[.C23]/[.$E$21]*[.$G$21]/1000000" office:value-type="float" office:value="0.00000000221761557087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4" calcext:value-type="float">
            <text:p>0.000000</text:p>
          </table:table-cell>
          <table:table-cell table:style-name="ce87" table:formula="of:=[.D27]/[.$E$27]*[.$G$27]/1000000" office:value-type="float" office:value="0.0000000000001407076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4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" calcext:value-type="float">
            <text:p>0.000000</text:p>
          </table:table-cell>
          <table:table-cell table:style-name="ce87" table:formula="of:=[.C29]/[.$E$27]*[.$G$27]/1000000" office:value-type="float" office:value="0.00000000000730572312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994809151488" calcext:value-type="float">
            <text:p>994,809,151,488.000000</text:p>
          </table:table-cell>
          <table:table-cell table:style-name="ce82" office:value-type="float" office:value="-1132639488" calcext:value-type="float">
            <text:p>-1,132,639,488.000000</text:p>
          </table:table-cell>
          <table:table-cell table:style-name="ce82" office:value-type="float" office:value="58118768" calcext:value-type="float">
            <text:p>58,118,768.000000</text:p>
          </table:table-cell>
          <table:table-cell table:style-name="ce82" office:value-type="float" office:value="45040068" calcext:value-type="float" table:number-columns-spanned="1" table:number-rows-spanned="3">
            <text:p>45,040,068.000000</text:p>
          </table:table-cell>
          <table:table-cell table:style-name="ce82" table:formula="of:=[.E30]*[.H30]" office:value-type="float" office:value="45040068" calcext:value-type="float" table:number-columns-spanned="1" table:number-rows-spanned="3">
            <text:p>45,040,068.000000</text:p>
          </table:table-cell>
          <table:table-cell table:style-name="ce93" office:value-type="float" office:value="10" calcext:value-type="float" table:number-columns-spanned="1" table:number-rows-spanned="3">
            <text:p>10.000000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10" calcext:value-type="float" table:number-columns-spanned="1" table:number-rows-spanned="3">
            <text:p>10.000</text:p>
          </table:table-cell>
          <table:table-cell table:style-name="ce87" table:formula="of:=[.B30]/[.$E$30]*[.$G$30]/1000000" office:value-type="float" office:value="0.220872035869928" calcext:value-type="float">
            <text:p>0.220872</text:p>
          </table:table-cell>
          <table:table-cell table:style-name="ce87" table:formula="of:=[.C30]/[.$E$30]*[.$G$30]/1000000" office:value-type="float" office:value="-0.000251473751771423" calcext:value-type="float">
            <text:p>-0.000251</text:p>
          </table:table-cell>
          <table:table-cell table:style-name="ce87" table:formula="of:=[.D30]/[.$E$30]*[.$G$30]/1000000" office:value-type="float" office:value="0.0000129037922411662" calcext:value-type="float">
            <text:p>0.000013</text:p>
          </table:table-cell>
          <table:table-cell table:style-name="ce104" office:value-type="float" office:value="0.84618" calcext:value-type="float" table:number-columns-spanned="1" table:number-rows-spanned="3">
            <text:p>0.84618</text:p>
          </table:table-cell>
          <table:table-cell table:style-name="ce82" office:value-type="float" office:value="0.00274" calcext:value-type="float" table:number-columns-spanned="1" table:number-rows-spanned="3">
            <text:p>0.002740</text:p>
          </table:table-cell>
          <table:table-cell table:style-name="ce82" office:value-type="float" office:value="-1.41894" calcext:value-type="float" table:number-columns-spanned="1" table:number-rows-spanned="3">
            <text:p>-1.418940</text:p>
          </table:table-cell>
          <table:table-cell table:style-name="ce88" table:formula="of:=[.M30]/1000" office:value-type="float" office:value="0.00084618" calcext:value-type="float" table:number-columns-spanned="1" table:number-rows-spanned="3">
            <text:p>0.001</text:p>
          </table:table-cell>
          <table:table-cell table:style-name="ce88" table:formula="of:=[.N30]/1000" office:value-type="float" office:value="0.00000274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-0.00141894" calcext:value-type="float" table:number-columns-spanned="1" table:number-rows-spanned="3">
            <text:p>-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1132639488" calcext:value-type="float">
            <text:p>-1,132,639,488.000000</text:p>
          </table:table-cell>
          <table:table-cell table:style-name="ce82" office:value-type="float" office:value="2453041840128" calcext:value-type="float">
            <text:p>2,453,041,840,128.000000</text:p>
          </table:table-cell>
          <table:table-cell table:style-name="ce82" office:value-type="float" office:value="-6281107" calcext:value-type="float">
            <text:p>-6,281,107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251473751771423" calcext:value-type="float">
            <text:p>-0.000251</text:p>
          </table:table-cell>
          <table:table-cell table:style-name="ce87" table:formula="of:=[.C31]/[.$E$30]*[.$G$30]/1000000" office:value-type="float" office:value="0.544635465498853" calcext:value-type="float">
            <text:p>0.544635</text:p>
          </table:table-cell>
          <table:table-cell table:style-name="ce87" table:formula="of:=[.D31]/[.$E$30]*[.$G$30]/1000000" office:value-type="float" office:value="-0.00000139455983947449" calcext:value-type="float">
            <text:p>-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58118768" calcext:value-type="float">
            <text:p>58,118,768.000000</text:p>
          </table:table-cell>
          <table:table-cell table:style-name="ce80" table:formula="of:=[.D31]" office:value-type="float" office:value="-6281107" calcext:value-type="float">
            <text:p>-6,281,107.000000</text:p>
          </table:table-cell>
          <table:table-cell table:style-name="ce82" office:value-type="float" office:value="3353201344512" calcext:value-type="float">
            <text:p>3,353,201,344,5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0129037922411662" calcext:value-type="float">
            <text:p>0.000013</text:p>
          </table:table-cell>
          <table:table-cell table:style-name="ce87" table:formula="of:=[.C32]/[.$E$30]*[.$G$30]/1000000" office:value-type="float" office:value="-0.00000139455983947449" calcext:value-type="float">
            <text:p>-0.000001</text:p>
          </table:table-cell>
          <table:table-cell table:style-name="ce87" table:formula="of:=[.D32]/[.$E$30]*[.$G$30]/1000000" office:value-type="float" office:value="0.744492957806369" calcext:value-type="float">
            <text:p>0.7444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3]*[.H33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3]/[.$E$33]*[.$G$33]/1000000" office:value-type="float" office:value="0.000152862338242308" calcext:value-type="float">
            <text:p>0.000153</text:p>
          </table:table-cell>
          <table:table-cell table:style-name="ce87" table:formula="of:=[.C33]/[.$E$33]*[.$G$33]/1000000" office:value-type="float" office:value="0.00000001231823757859" calcext:value-type="float">
            <text:p>0.000000</text:p>
          </table:table-cell>
          <table:table-cell table:style-name="ce87" table:formula="of:=[.D33]/[.$E$33]*[.$G$33]/1000000" office:value-type="float" office:value="-0.00000000868831981761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3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3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3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0.00000001231823757859" calcext:value-type="float">
            <text:p>0.000000</text:p>
          </table:table-cell>
          <table:table-cell table:style-name="ce87" table:formula="of:=[.C34]/[.$E$33]*[.$G$33]/1000000" office:value-type="float" office:value="0.000111194889831279" calcext:value-type="float">
            <text:p>0.000111</text:p>
          </table:table-cell>
          <table:table-cell table:style-name="ce87" table:formula="of:=[.D34]/[.$E$33]*[.$G$33]/1000000" office:value-type="float" office:value="0.00000346835234621767" calcext:value-type="float">
            <text:p>0.00000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26654.339844" calcext:value-type="float">
            <text:p>-26,654.339844</text:p>
          </table:table-cell>
          <table:table-cell table:style-name="ce80" table:formula="of:=[.D34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00000868831981761" calcext:value-type="float">
            <text:p>0.000000</text:p>
          </table:table-cell>
          <table:table-cell table:style-name="ce87" table:formula="of:=[.C35]/[.$E$33]*[.$G$33]/1000000" office:value-type="float" office:value="0.00000346835234621767" calcext:value-type="float">
            <text:p>0.000003</text:p>
          </table:table-cell>
          <table:table-cell table:style-name="ce87" table:formula="of:=[.D35]/[.$E$33]*[.$G$33]/1000000" office:value-type="float" office:value="0.000244303712868384" calcext:value-type="float">
            <text:p>0.000244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6]*[.H36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6]*[.H36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6]/[.$E$36]*[.$G$36]/1000000" office:value-type="float" office:value="0.0000627697502114961" calcext:value-type="float">
            <text:p>0.000063</text:p>
          </table:table-cell>
          <table:table-cell table:style-name="ce87" table:formula="of:=[.C36]/[.$E$36]*[.$G$36]/1000000" office:value-type="float" office:value="0.00000001122049716495" calcext:value-type="float">
            <text:p>0.000000</text:p>
          </table:table-cell>
          <table:table-cell table:style-name="ce87" table:formula="of:=[.D36]/[.$E$36]*[.$G$36]/1000000" office:value-type="float" office:value="0.0000009520669624188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6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6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6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122049716495" calcext:value-type="float">
            <text:p>0.000000</text:p>
          </table:table-cell>
          <table:table-cell table:style-name="ce87" table:formula="of:=[.C37]/[.$E$36]*[.$G$36]/1000000" office:value-type="float" office:value="0.0000578463161467497" calcext:value-type="float">
            <text:p>0.000058</text:p>
          </table:table-cell>
          <table:table-cell table:style-name="ce87" table:formula="of:=[.D37]/[.$E$36]*[.$G$36]/1000000" office:value-type="float" office:value="-0.0000000147108252322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2920785.25" calcext:value-type="float">
            <text:p>2,920,785.250000</text:p>
          </table:table-cell>
          <table:table-cell table:style-name="ce80" table:formula="of:=[.D37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0.0000009520669624188" calcext:value-type="float">
            <text:p>0.000001</text:p>
          </table:table-cell>
          <table:table-cell table:style-name="ce87" table:formula="of:=[.C38]/[.$E$36]*[.$G$36]/1000000" office:value-type="float" office:value="-0.00000001471082523223" calcext:value-type="float">
            <text:p>0.000000</text:p>
          </table:table-cell>
          <table:table-cell table:style-name="ce87" table:formula="of:=[.D38]/[.$E$36]*[.$G$36]/1000000" office:value-type="float" office:value="0.0000427550189523094" calcext:value-type="float">
            <text:p>0.00004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#REF!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#REF!;[.I33];[.I36]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UR5e" table:style-name="ta1"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ce29"/>
        <table:table-column table:style-name="co31" table:default-cell-style-name="ce48"/>
        <table:table-column table:style-name="co32" table:default-cell-style-name="ce29"/>
        <table:table-column table:style-name="co32" table:default-cell-style-name="ce32"/>
        <table:table-column table:style-name="co33" table:default-cell-style-name="ce32"/>
        <table:table-column table:style-name="co32" table:default-cell-style-name="ce32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8" table:default-cell-style-name="Default"/>
        <table:table-row table:style-name="ro6">
          <table:table-cell table:number-columns-repeated="20"/>
        </table:table-row>
        <table:table-row table:style-name="ro6">
          <table:table-cell table:style-name="ce106" office:value-type="string" calcext:value-type="string">
            <text:p>link_name</text:p>
          </table:table-cell>
          <table:table-cell table:style-name="ce106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06"/>
          <table:table-cell table:style-name="ce106" office:value-type="string" calcext:value-type="string">
            <text:p>Unit volume</text:p>
          </table:table-cell>
          <table:table-cell table:style-name="ce106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194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194"/>
          <table:table-cell table:style-name="ce106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06"/>
          <table:table-cell table:style-name="ce106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06"/>
          <table:table-cell table:number-columns-repeated="2"/>
        </table:table-row>
        <table:table-row table:style-name="ro6">
          <table:table-cell table:style-name="ce117" office:value-type="string" calcext:value-type="string" table:number-columns-spanned="1" table:number-rows-spanned="3">
            <text:p>link1</text:p>
          </table:table-cell>
          <table:table-cell table:style-name="ce122" office:value-type="float" office:value="9116160000" calcext:value-type="float">
            <text:p>9,116,160,000.000000</text:p>
          </table:table-cell>
          <table:table-cell table:style-name="ce122" office:value-type="float" office:value="-1496844928" calcext:value-type="float">
            <text:p>-1,496,844,928.000000</text:p>
          </table:table-cell>
          <table:table-cell table:style-name="ce122" office:value-type="float" office:value="429111136" calcext:value-type="float">
            <text:p>429,111,136.000000</text:p>
          </table:table-cell>
          <table:table-cell table:style-name="ce129" office:value-type="float" office:value="3581565.25" calcext:value-type="float" table:number-columns-spanned="1" table:number-rows-spanned="3">
            <text:p>3,581,565.250000</text:p>
          </table:table-cell>
          <table:table-cell table:style-name="ce135" table:formula="of:=[.E3]*[.H3]" office:value-type="float" office:value="3581565.25" calcext:value-type="float" table:number-columns-spanned="1" table:number-rows-spanned="3">
            <text:p>3,581,565.250000</text:p>
          </table:table-cell>
          <table:table-cell table:style-name="ce139" table:formula="of:=([.F3]/[.$G$27])/[.H3]*[.$G$26]" office:value-type="float" office:value="4.19555777289611" calcext:value-type="float" table:number-columns-spanned="1" table:number-rows-spanned="3">
            <text:p>4.195558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[.G3]*[.H3]" office:value-type="float" office:value="4.19555777289611" calcext:value-type="float" table:number-columns-spanned="1" table:number-rows-spanned="3">
            <text:p>4.196</text:p>
          </table:table-cell>
          <table:table-cell table:style-name="ce155" table:formula="of:=[.B3]/[.$E$3]*[.$G$3]/1000000" office:value-type="float" office:value="0.0106789555061058" calcext:value-type="float">
            <text:p>0.010679</text:p>
          </table:table-cell>
          <table:table-cell table:style-name="ce155" table:formula="of:=[.C3]/[.$E$3]*[.$G$3]/1000000" office:value-type="float" office:value="-0.00175345105676646" calcext:value-type="float">
            <text:p>-0.001753</text:p>
          </table:table-cell>
          <table:table-cell table:style-name="ce155" table:formula="of:=[.D3]/[.$E$3]*[.$G$3]/1000000" office:value-type="float" office:value="0.000502674232189705" calcext:value-type="float">
            <text:p>0.000503</text:p>
          </table:table-cell>
          <table:table-cell table:style-name="ce129" office:value-type="float" office:value="-52.604527" calcext:value-type="float" table:number-columns-spanned="1" table:number-rows-spanned="3">
            <text:p>-52.604527</text:p>
          </table:table-cell>
          <table:table-cell table:style-name="ce129" office:value-type="float" office:value="-4.212289" calcext:value-type="float" table:number-columns-spanned="1" table:number-rows-spanned="3">
            <text:p>-4.212289</text:p>
          </table:table-cell>
          <table:table-cell table:style-name="ce129" office:value-type="float" office:value="60.565819" calcext:value-type="float" table:number-columns-spanned="1" table:number-rows-spanned="3">
            <text:p>60.565819</text:p>
          </table:table-cell>
          <table:table-cell table:style-name="ce160" table:formula="of:=[.M3]/1000" office:value-type="float" office:value="-0.052604527" calcext:value-type="float" table:number-columns-spanned="1" table:number-rows-spanned="3">
            <text:p>-0.053</text:p>
          </table:table-cell>
          <table:table-cell table:style-name="ce160" table:formula="of:=[.N3]/1000" office:value-type="float" office:value="-0.004212289" calcext:value-type="float" table:number-columns-spanned="1" table:number-rows-spanned="3">
            <text:p>-0.004</text:p>
          </table:table-cell>
          <table:table-cell table:style-name="ce164" table:formula="of:=[.O3]/1000" office:value-type="float" office:value="0.060565819" calcext:value-type="float" table:number-columns-spanned="1" table:number-rows-spanned="3">
            <text:p>0.061</text:p>
          </table:table-cell>
          <table:table-cell table:number-columns-repeated="2"/>
        </table:table-row>
        <table:table-row table:style-name="ro6">
          <table:covered-table-cell table:style-name="ce118"/>
          <table:table-cell table:style-name="ce123" table:formula="of:=[.C3]" office:value-type="float" office:value="-1496844928" calcext:value-type="float">
            <text:p>-1,496,844,928.000000</text:p>
          </table:table-cell>
          <table:table-cell table:style-name="ce127" office:value-type="float" office:value="20163770368" calcext:value-type="float">
            <text:p>20,163,770,368.000000</text:p>
          </table:table-cell>
          <table:table-cell table:style-name="ce127" office:value-type="float" office:value="-22052628" calcext:value-type="float">
            <text:p>-22,052,628.000000</text:p>
          </table:table-cell>
          <table:covered-table-cell table:number-columns-repeated="2" table:style-name="ce130"/>
          <table:covered-table-cell table:style-name="ce140"/>
          <table:covered-table-cell table:style-name="ce146"/>
          <table:covered-table-cell table:style-name="ce150"/>
          <table:table-cell table:style-name="ce156" table:formula="of:=[.B4]/[.$E$3]*[.$G$3]/1000000" office:value-type="float" office:value="-0.00175345105676646" calcext:value-type="float">
            <text:p>-0.001753</text:p>
          </table:table-cell>
          <table:table-cell table:style-name="ce156" table:formula="of:=[.C4]/[.$E$3]*[.$G$3]/1000000" office:value-type="float" office:value="0.0236204725010537" calcext:value-type="float">
            <text:p>0.023620</text:p>
          </table:table-cell>
          <table:table-cell table:style-name="ce156" table:formula="of:=[.D4]/[.$E$3]*[.$G$3]/1000000" office:value-type="float" office:value="-0.0000258331395241749" calcext:value-type="float">
            <text:p>-0.000026</text:p>
          </table:table-cell>
          <table:covered-table-cell table:number-columns-repeated="3" table:style-name="ce127"/>
          <table:covered-table-cell table:number-columns-repeated="2" table:style-name="ce161"/>
          <table:covered-table-cell table:style-name="ce165"/>
          <table:table-cell table:number-columns-repeated="2"/>
        </table:table-row>
        <table:table-row table:style-name="ro6">
          <table:covered-table-cell table:style-name="ce119"/>
          <table:table-cell table:style-name="ce124" table:formula="of:=[.D3]" office:value-type="float" office:value="429111136" calcext:value-type="float">
            <text:p>429,111,136.000000</text:p>
          </table:table-cell>
          <table:table-cell table:style-name="ce124" table:formula="of:=[.D4]" office:value-type="float" office:value="-22052628" calcext:value-type="float">
            <text:p>-22,052,628.000000</text:p>
          </table:table-cell>
          <table:table-cell table:style-name="ce128" office:value-type="float" office:value="20654671872" calcext:value-type="float">
            <text:p>20,654,671,872.000000</text:p>
          </table:table-cell>
          <table:covered-table-cell table:number-columns-repeated="2" table:style-name="ce131"/>
          <table:covered-table-cell table:style-name="ce141"/>
          <table:covered-table-cell table:style-name="ce147"/>
          <table:covered-table-cell table:style-name="ce151"/>
          <table:table-cell table:style-name="ce157" table:formula="of:=[.B5]/[.$E$3]*[.$G$3]/1000000" office:value-type="float" office:value="0.000502674232189705" calcext:value-type="float">
            <text:p>0.000503</text:p>
          </table:table-cell>
          <table:table-cell table:style-name="ce157" table:formula="of:=[.C5]/[.$E$3]*[.$G$3]/1000000" office:value-type="float" office:value="-0.0000258331395241749" calcext:value-type="float">
            <text:p>-0.000026</text:p>
          </table:table-cell>
          <table:table-cell table:style-name="ce157" table:formula="of:=[.D5]/[.$E$3]*[.$G$3]/1000000" office:value-type="float" office:value="0.0241955299067044" calcext:value-type="float">
            <text:p>0.024196</text:p>
          </table:table-cell>
          <table:covered-table-cell table:number-columns-repeated="3" table:style-name="ce128"/>
          <table:covered-table-cell table:number-columns-repeated="2" table:style-name="ce162"/>
          <table:covered-table-cell table:style-name="ce166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ink2</text:p>
          </table:table-cell>
          <table:table-cell table:style-name="ce116" office:value-type="float" office:value="3357208832" calcext:value-type="float">
            <text:p>3,357,208,832.000000</text:p>
          </table:table-cell>
          <table:table-cell table:style-name="ce116" office:value-type="float" office:value="231045.6875" calcext:value-type="float">
            <text:p>231,045.687500</text:p>
          </table:table-cell>
          <table:table-cell table:style-name="ce116" office:value-type="float" office:value="41853312" calcext:value-type="float">
            <text:p>41,853,312.000000</text:p>
          </table:table-cell>
          <table:table-cell table:style-name="ce116" office:value-type="float" office:value="1502326.625" calcext:value-type="float" table:number-columns-spanned="1" table:number-rows-spanned="3">
            <text:p>1,502,326.625000</text:p>
          </table:table-cell>
          <table:table-cell table:style-name="ce136" table:formula="of:=[.E6]*[.H6]" office:value-type="float" office:value="1502326.625" calcext:value-type="float" table:number-columns-spanned="1" table:number-rows-spanned="3">
            <text:p>1,502,326.625000</text:p>
          </table:table-cell>
          <table:table-cell table:style-name="ce142" table:formula="of:=([.F6]/[.$G$27])/[.H6]*[.$G$26]" office:value-type="float" office:value="1.75987248841761" calcext:value-type="float" table:number-columns-spanned="1" table:number-rows-spanned="3">
            <text:p>1.759872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6]*[.H6]" office:value-type="float" office:value="1.75987248841761" calcext:value-type="float" table:number-columns-spanned="1" table:number-rows-spanned="3">
            <text:p>1.760</text:p>
          </table:table-cell>
          <table:table-cell table:style-name="ce158" table:formula="of:=[.B6]/[.$E$6]*[.$G$6]/1000000" office:value-type="float" office:value="0.00393273963397234" calcext:value-type="float">
            <text:p>0.003933</text:p>
          </table:table-cell>
          <table:table-cell table:style-name="ce158" table:formula="of:=[.C6]/[.$E$6]*[.$G$6]/1000000" office:value-type="float" office:value="0.00000027065415884431" calcext:value-type="float">
            <text:p>0.000000</text:p>
          </table:table-cell>
          <table:table-cell table:style-name="ce158" table:formula="of:=[.D6]/[.$E$6]*[.$G$6]/1000000" office:value-type="float" office:value="0.0000490282812753575" calcext:value-type="float">
            <text:p>0.000049</text:p>
          </table:table-cell>
          <table:table-cell table:style-name="ce116" office:value-type="float" office:value="1.462332" calcext:value-type="float" table:number-columns-spanned="1" table:number-rows-spanned="3">
            <text:p>1.462332</text:p>
          </table:table-cell>
          <table:table-cell table:style-name="ce116" office:value-type="float" office:value="-0.01687" calcext:value-type="float" table:number-columns-spanned="1" table:number-rows-spanned="3">
            <text:p>-0.016870</text:p>
          </table:table-cell>
          <table:table-cell table:style-name="ce116" office:value-type="float" office:value="50.521469" calcext:value-type="float" table:number-columns-spanned="1" table:number-rows-spanned="3">
            <text:p>50.521469</text:p>
          </table:table-cell>
          <table:table-cell table:style-name="ce163" table:formula="of:=[.M6]/1000" office:value-type="float" office:value="0.001462332" calcext:value-type="float" table:number-columns-spanned="1" table:number-rows-spanned="3">
            <text:p>0.001</text:p>
          </table:table-cell>
          <table:table-cell table:style-name="ce163" table:formula="of:=[.N6]/1000" office:value-type="float" office:value="-0.00001687" calcext:value-type="float" table:number-columns-spanned="1" table:number-rows-spanned="3">
            <text:p>0.000</text:p>
          </table:table-cell>
          <table:table-cell table:style-name="ce163" table:formula="of:=[.O6]/1000" office:value-type="float" office:value="0.050521469" calcext:value-type="float" table:number-columns-spanned="1" table:number-rows-spanned="3">
            <text:p>0.051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6]" office:value-type="float" office:value="231045.6875" calcext:value-type="float">
            <text:p>231,045.687500</text:p>
          </table:table-cell>
          <table:table-cell table:style-name="ce116" office:value-type="float" office:value="3002533632" calcext:value-type="float">
            <text:p>3,002,533,632.000000</text:p>
          </table:table-cell>
          <table:table-cell table:style-name="ce116" office:value-type="float" office:value="-3483754.75" calcext:value-type="float">
            <text:p>-3,483,754.75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7]/[.$E$6]*[.$G$6]/1000000" office:value-type="float" office:value="0.00000027065415884431" calcext:value-type="float">
            <text:p>0.000000</text:p>
          </table:table-cell>
          <table:table-cell table:style-name="ce158" table:formula="of:=[.C7]/[.$E$6]*[.$G$6]/1000000" office:value-type="float" office:value="0.00351726198988545" calcext:value-type="float">
            <text:p>0.003517</text:p>
          </table:table-cell>
          <table:table-cell table:style-name="ce158" table:formula="of:=[.D7]/[.$E$6]*[.$G$6]/1000000" office:value-type="float" office:value="-0.00000408097948801191" calcext:value-type="float">
            <text:p>-0.000004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6]" office:value-type="float" office:value="41853312" calcext:value-type="float">
            <text:p>41,853,312.000000</text:p>
          </table:table-cell>
          <table:table-cell table:style-name="ce126" table:formula="of:=[.D7]" office:value-type="float" office:value="-3483754.75" calcext:value-type="float">
            <text:p>-3,483,754.750000</text:p>
          </table:table-cell>
          <table:table-cell table:style-name="ce116" office:value-type="float" office:value="3353176832" calcext:value-type="float">
            <text:p>3,353,176,832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8]/[.$E$6]*[.$G$6]/1000000" office:value-type="float" office:value="0.0000490282812753575" calcext:value-type="float">
            <text:p>0.000049</text:p>
          </table:table-cell>
          <table:table-cell table:style-name="ce158" table:formula="of:=[.C8]/[.$E$6]*[.$G$6]/1000000" office:value-type="float" office:value="-0.00000408097948801191" calcext:value-type="float">
            <text:p>-0.000004</text:p>
          </table:table-cell>
          <table:table-cell table:style-name="ce158" table:formula="of:=[.D8]/[.$E$6]*[.$G$6]/1000000" office:value-type="float" office:value="0.00392801642281758" calcext:value-type="float">
            <text:p>0.003928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ink3</text:p>
          </table:table-cell>
          <table:table-cell table:style-name="ce116" office:value-type="float" office:value="39260454912" calcext:value-type="float">
            <text:p>39,260,454,912.000000</text:p>
          </table:table-cell>
          <table:table-cell table:style-name="ce116" office:value-type="float" office:value="64758112" calcext:value-type="float">
            <text:p>64,758,112.000000</text:p>
          </table:table-cell>
          <table:table-cell table:style-name="ce116" office:value-type="float" office:value="183740368" calcext:value-type="float">
            <text:p>183,740,368.000000</text:p>
          </table:table-cell>
          <table:table-cell table:style-name="ce116" office:value-type="float" office:value="5082161.5" calcext:value-type="float" table:number-columns-spanned="1" table:number-rows-spanned="3">
            <text:p>5,082,161.500000</text:p>
          </table:table-cell>
          <table:table-cell table:style-name="ce136" table:formula="of:=[.E9]*[.H9]" office:value-type="float" office:value="5082161.5" calcext:value-type="float" table:number-columns-spanned="1" table:number-rows-spanned="3">
            <text:p>5,082,161.500000</text:p>
          </table:table-cell>
          <table:table-cell table:style-name="ce142" table:formula="of:=([.F9]/[.$G$27])/[.H9]*[.$G$26]" office:value-type="float" office:value="5.95340324581225" calcext:value-type="float" table:number-columns-spanned="1" table:number-rows-spanned="3">
            <text:p>5.953403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9]*[.H9]" office:value-type="float" office:value="5.95340324581225" calcext:value-type="float" table:number-columns-spanned="1" table:number-rows-spanned="3">
            <text:p>5.953</text:p>
          </table:table-cell>
          <table:table-cell table:style-name="ce158" table:formula="of:=[.B9]/[.$E$9]*[.$G$9]/1000000" office:value-type="float" office:value="0.0459909272275519" calcext:value-type="float">
            <text:p>0.045991</text:p>
          </table:table-cell>
          <table:table-cell table:style-name="ce158" table:formula="of:=[.C9]/[.$E$9]*[.$G$9]/1000000" office:value-type="float" office:value="0.0000758596817856877" calcext:value-type="float">
            <text:p>0.000076</text:p>
          </table:table-cell>
          <table:table-cell table:style-name="ce158" table:formula="of:=[.D9]/[.$E$9]*[.$G$9]/1000000" office:value-type="float" office:value="0.000215239225128508" calcext:value-type="float">
            <text:p>0.000215</text:p>
          </table:table-cell>
          <table:table-cell table:style-name="ce116" office:value-type="float" office:value="-8.020188" calcext:value-type="float" table:number-columns-spanned="1" table:number-rows-spanned="3">
            <text:p>-8.020188</text:p>
          </table:table-cell>
          <table:table-cell table:style-name="ce116" office:value-type="float" office:value="-0.361227" calcext:value-type="float" table:number-columns-spanned="1" table:number-rows-spanned="3">
            <text:p>-0.361227</text:p>
          </table:table-cell>
          <table:table-cell table:style-name="ce116" office:value-type="float" office:value="82.358017" calcext:value-type="float" table:number-columns-spanned="1" table:number-rows-spanned="3">
            <text:p>82.358017</text:p>
          </table:table-cell>
          <table:table-cell table:style-name="ce163" table:formula="of:=[.M9]/1000" office:value-type="float" office:value="-0.008020188" calcext:value-type="float" table:number-columns-spanned="1" table:number-rows-spanned="3">
            <text:p>-0.008</text:p>
          </table:table-cell>
          <table:table-cell table:style-name="ce163" table:formula="of:=[.N9]/1000" office:value-type="float" office:value="-0.000361227" calcext:value-type="float" table:number-columns-spanned="1" table:number-rows-spanned="3">
            <text:p>0.000</text:p>
          </table:table-cell>
          <table:table-cell table:style-name="ce163" table:formula="of:=[.O9]/1000" office:value-type="float" office:value="0.082358017" calcext:value-type="float" table:number-columns-spanned="1" table:number-rows-spanned="3">
            <text:p>0.082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9]" office:value-type="float" office:value="64758112" calcext:value-type="float">
            <text:p>64,758,112.000000</text:p>
          </table:table-cell>
          <table:table-cell table:style-name="ce116" office:value-type="float" office:value="30652506112" calcext:value-type="float">
            <text:p>30,652,506,112.000000</text:p>
          </table:table-cell>
          <table:table-cell table:style-name="ce116" office:value-type="float" office:value="11535795" calcext:value-type="float">
            <text:p>11,535,795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0]/[.$E$9]*[.$G$9]/1000000" office:value-type="float" office:value="0.0000758596817856877" calcext:value-type="float">
            <text:p>0.000076</text:p>
          </table:table-cell>
          <table:table-cell table:style-name="ce158" table:formula="of:=[.C10]/[.$E$9]*[.$G$9]/1000000" office:value-type="float" office:value="0.0359073062474423" calcext:value-type="float">
            <text:p>0.035907</text:p>
          </table:table-cell>
          <table:table-cell table:style-name="ce158" table:formula="of:=[.D10]/[.$E$9]*[.$G$9]/1000000" office:value-type="float" office:value="0.0000135133917715965" calcext:value-type="float">
            <text:p>0.000014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9]" office:value-type="float" office:value="183740368" calcext:value-type="float">
            <text:p>183,740,368.000000</text:p>
          </table:table-cell>
          <table:table-cell table:style-name="ce126" table:formula="of:=[.D10]" office:value-type="float" office:value="11535795" calcext:value-type="float">
            <text:p>11,535,795.000000</text:p>
          </table:table-cell>
          <table:table-cell table:style-name="ce116" office:value-type="float" office:value="18828423168" calcext:value-type="float">
            <text:p>18,828,423,168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1]/[.$E$9]*[.$G$9]/1000000" office:value-type="float" office:value="0.000215239225128508" calcext:value-type="float">
            <text:p>0.000215</text:p>
          </table:table-cell>
          <table:table-cell table:style-name="ce158" table:formula="of:=[.C11]/[.$E$9]*[.$G$9]/1000000" office:value-type="float" office:value="0.0000135133917715965" calcext:value-type="float">
            <text:p>0.000014</text:p>
          </table:table-cell>
          <table:table-cell table:style-name="ce158" table:formula="of:=[.D11]/[.$E$9]*[.$G$9]/1000000" office:value-type="float" office:value="0.0220562049438802" calcext:value-type="float">
            <text:p>0.022056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ink4</text:p>
          </table:table-cell>
          <table:table-cell table:style-name="ce116" office:value-type="float" office:value="2122184832" calcext:value-type="float">
            <text:p>2,122,184,832.000000</text:p>
          </table:table-cell>
          <table:table-cell table:style-name="ce116" office:value-type="float" office:value="2530664.75" calcext:value-type="float">
            <text:p>2,530,664.750000</text:p>
          </table:table-cell>
          <table:table-cell table:style-name="ce116" office:value-type="float" office:value="6270714.5" calcext:value-type="float">
            <text:p>6,270,714.500000</text:p>
          </table:table-cell>
          <table:table-cell table:style-name="ce116" office:value-type="float" office:value="1308888.5" calcext:value-type="float" table:number-columns-spanned="1" table:number-rows-spanned="3">
            <text:p>1,308,888.500000</text:p>
          </table:table-cell>
          <table:table-cell table:style-name="ce136" table:formula="of:=[.E12]*[.H12]" office:value-type="float" office:value="1308888.5" calcext:value-type="float" table:number-columns-spanned="1" table:number-rows-spanned="3">
            <text:p>1,308,888.500000</text:p>
          </table:table-cell>
          <table:table-cell table:style-name="ce142" table:formula="of:=([.F12]/[.$G$27])/[.H12]*[.$G$26]" office:value-type="float" office:value="1.53327300683111" calcext:value-type="float" table:number-columns-spanned="1" table:number-rows-spanned="3">
            <text:p>1.533273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12]*[.H12]" office:value-type="float" office:value="1.53327300683111" calcext:value-type="float" table:number-columns-spanned="1" table:number-rows-spanned="3">
            <text:p>1.533</text:p>
          </table:table-cell>
          <table:table-cell table:style-name="ce158" table:formula="of:=[.B12]/[.$E$12]*[.$G$12]/1000000" office:value-type="float" office:value="0.00248599381720599" calcext:value-type="float">
            <text:p>0.002486</text:p>
          </table:table-cell>
          <table:table-cell table:style-name="ce158" table:formula="of:=[.C12]/[.$E$12]*[.$G$12]/1000000" office:value-type="float" office:value="0.00000296449999408965" calcext:value-type="float">
            <text:p>0.000003</text:p>
          </table:table-cell>
          <table:table-cell table:style-name="ce158" table:formula="of:=[.D12]/[.$E$12]*[.$G$12]/1000000" office:value-type="float" office:value="0.000007345711476871" calcext:value-type="float">
            <text:p>0.000007</text:p>
          </table:table-cell>
          <table:table-cell table:style-name="ce116" office:value-type="float" office:value="-5.714492" calcext:value-type="float" table:number-columns-spanned="1" table:number-rows-spanned="3">
            <text:p>-5.714492</text:p>
          </table:table-cell>
          <table:table-cell table:style-name="ce116" office:value-type="float" office:value="0.523963" calcext:value-type="float" table:number-columns-spanned="1" table:number-rows-spanned="3">
            <text:p>0.523963</text:p>
          </table:table-cell>
          <table:table-cell table:style-name="ce116" office:value-type="float" office:value="-0.369691" calcext:value-type="float" table:number-columns-spanned="1" table:number-rows-spanned="3">
            <text:p>-0.369691</text:p>
          </table:table-cell>
          <table:table-cell table:style-name="ce163" table:formula="of:=[.M12]/1000" office:value-type="float" office:value="-0.005714492" calcext:value-type="float" table:number-columns-spanned="1" table:number-rows-spanned="3">
            <text:p>-0.006</text:p>
          </table:table-cell>
          <table:table-cell table:style-name="ce163" table:formula="of:=[.N12]/1000" office:value-type="float" office:value="0.000523963" calcext:value-type="float" table:number-columns-spanned="1" table:number-rows-spanned="3">
            <text:p>0.001</text:p>
          </table:table-cell>
          <table:table-cell table:style-name="ce163" table:formula="of:=[.O12]/1000" office:value-type="float" office:value="-0.00036969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12"/>
          <table:table-cell table:style-name="ce126" table:formula="of:=[.C12]" office:value-type="float" office:value="2530664.75" calcext:value-type="float">
            <text:p>2,530,664.750000</text:p>
          </table:table-cell>
          <table:table-cell table:style-name="ce116" office:value-type="float" office:value="2606228480" calcext:value-type="float">
            <text:p>2,606,228,480.000000</text:p>
          </table:table-cell>
          <table:table-cell table:style-name="ce116" office:value-type="float" office:value="13930154" calcext:value-type="float">
            <text:p>13,930,15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3]/[.$E$12]*[.$G$12]/1000000" office:value-type="float" office:value="0.00000296449999408965" calcext:value-type="float">
            <text:p>0.000003</text:p>
          </table:table-cell>
          <table:table-cell table:style-name="ce158" table:formula="of:=[.C13]/[.$E$12]*[.$G$12]/1000000" office:value-type="float" office:value="0.00305301771542685" calcext:value-type="float">
            <text:p>0.003053</text:p>
          </table:table-cell>
          <table:table-cell table:style-name="ce158" table:formula="of:=[.D13]/[.$E$12]*[.$G$12]/1000000" office:value-type="float" office:value="0.0000163182189385883" calcext:value-type="float">
            <text:p>0.000016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12"/>
          <table:table-cell table:style-name="ce126" table:formula="of:=[.D12]" office:value-type="float" office:value="6270714.5" calcext:value-type="float">
            <text:p>6,270,714.500000</text:p>
          </table:table-cell>
          <table:table-cell table:style-name="ce126" table:formula="of:=[.D13]" office:value-type="float" office:value="13930154" calcext:value-type="float">
            <text:p>13,930,154.000000</text:p>
          </table:table-cell>
          <table:table-cell table:style-name="ce116" office:value-type="float" office:value="3022141184" calcext:value-type="float">
            <text:p>3,022,141,18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4]/[.$E$12]*[.$G$12]/1000000" office:value-type="float" office:value="0.000007345711476871" calcext:value-type="float">
            <text:p>0.000007</text:p>
          </table:table-cell>
          <table:table-cell table:style-name="ce158" table:formula="of:=[.C14]/[.$E$12]*[.$G$12]/1000000" office:value-type="float" office:value="0.0000163182189385883" calcext:value-type="float">
            <text:p>0.000016</text:p>
          </table:table-cell>
          <table:table-cell table:style-name="ce158" table:formula="of:=[.D14]/[.$E$12]*[.$G$12]/1000000" office:value-type="float" office:value="0.00354023089075947" calcext:value-type="float">
            <text:p>0.00354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ink5</text:p>
          </table:table-cell>
          <table:table-cell table:style-name="ce116" office:value-type="float" office:value="4737565696" calcext:value-type="float">
            <text:p>4,737,565,696.000000</text:p>
          </table:table-cell>
          <table:table-cell table:style-name="ce116" office:value-type="float" office:value="-9097306" calcext:value-type="float">
            <text:p>-9,097,306.000000</text:p>
          </table:table-cell>
          <table:table-cell table:style-name="ce116" office:value-type="float" office:value="-54177612" calcext:value-type="float">
            <text:p>-54,177,612.000000</text:p>
          </table:table-cell>
          <table:table-cell table:style-name="ce133" office:value-type="float" office:value="1582238.125" calcext:value-type="float" table:number-columns-spanned="1" table:number-rows-spanned="3">
            <text:p>1,582,238.125000</text:p>
          </table:table-cell>
          <table:table-cell table:style-name="ce136" table:formula="of:=[.E15]*[.H15]" office:value-type="float" office:value="1582238.125" calcext:value-type="float" table:number-columns-spanned="1" table:number-rows-spanned="3">
            <text:p>1,582,238.125000</text:p>
          </table:table-cell>
          <table:table-cell table:style-name="ce142" table:formula="of:=([.F15]/[.$G$27])/[.H15]*[.$G$26]" office:value-type="float" office:value="1.85348332378317" calcext:value-type="float" table:number-columns-spanned="1" table:number-rows-spanned="3">
            <text:p>1.853483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15]*[.H15]" office:value-type="float" office:value="1.85348332378317" calcext:value-type="float" table:number-columns-spanned="1" table:number-rows-spanned="3">
            <text:p>1.853</text:p>
          </table:table-cell>
          <table:table-cell table:style-name="ce158" table:formula="of:=[.B15]/[.$E$15]*[.$G$15]/1000000" office:value-type="float" office:value="0.00554973292206774" calcext:value-type="float">
            <text:p>0.005550</text:p>
          </table:table-cell>
          <table:table-cell table:style-name="ce158" table:formula="of:=[.C15]/[.$E$15]*[.$G$15]/1000000" office:value-type="float" office:value="-0.0000106568693396594" calcext:value-type="float">
            <text:p>-0.000011</text:p>
          </table:table-cell>
          <table:table-cell table:style-name="ce158" table:formula="of:=[.D15]/[.$E$15]*[.$G$15]/1000000" office:value-type="float" office:value="-0.0000634653525141136" calcext:value-type="float">
            <text:p>-0.000063</text:p>
          </table:table-cell>
          <table:table-cell table:style-name="ce116" office:value-type="float" office:value="-3.557653" calcext:value-type="float" table:number-columns-spanned="1" table:number-rows-spanned="3">
            <text:p>-3.557653</text:p>
          </table:table-cell>
          <table:table-cell table:style-name="ce116" office:value-type="float" office:value="-0.584499" calcext:value-type="float" table:number-columns-spanned="1" table:number-rows-spanned="3">
            <text:p>-0.584499</text:p>
          </table:table-cell>
          <table:table-cell table:style-name="ce116" office:value-type="float" office:value="77.516068" calcext:value-type="float" table:number-columns-spanned="1" table:number-rows-spanned="3">
            <text:p>77.516068</text:p>
          </table:table-cell>
          <table:table-cell table:style-name="ce163" table:formula="of:=[.M15]/1000" office:value-type="float" office:value="-0.003557653" calcext:value-type="float" table:number-columns-spanned="1" table:number-rows-spanned="3">
            <text:p>-0.004</text:p>
          </table:table-cell>
          <table:table-cell table:style-name="ce163" table:formula="of:=[.N15]/1000" office:value-type="float" office:value="-0.000584499" calcext:value-type="float" table:number-columns-spanned="1" table:number-rows-spanned="3">
            <text:p>-0.001</text:p>
          </table:table-cell>
          <table:table-cell table:style-name="ce163" table:formula="of:=[.O15]/1000" office:value-type="float" office:value="0.077516068" calcext:value-type="float" table:number-columns-spanned="1" table:number-rows-spanned="3">
            <text:p>0.078</text:p>
          </table:table-cell>
          <table:table-cell table:number-columns-repeated="2"/>
        </table:table-row>
        <table:table-row table:style-name="ro6">
          <table:covered-table-cell table:style-name="ce112"/>
          <table:table-cell table:style-name="ce126" table:formula="of:=[.C15]" office:value-type="float" office:value="-9097306" calcext:value-type="float">
            <text:p>-9,097,306.000000</text:p>
          </table:table-cell>
          <table:table-cell table:style-name="ce116" office:value-type="float" office:value="4106508544" calcext:value-type="float">
            <text:p>4,106,508,544.000000</text:p>
          </table:table-cell>
          <table:table-cell table:style-name="ce116" office:value-type="float" office:value="-15614455" calcext:value-type="float">
            <text:p>-15,614,455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6]/[.$E$15]*[.$G$15]/1000000" office:value-type="float" office:value="-0.0000106568693396594" calcext:value-type="float">
            <text:p>-0.000011</text:p>
          </table:table-cell>
          <table:table-cell table:style-name="ce158" table:formula="of:=[.C16]/[.$E$15]*[.$G$15]/1000000" office:value-type="float" office:value="0.00481049279815396" calcext:value-type="float">
            <text:p>0.004810</text:p>
          </table:table-cell>
          <table:table-cell table:style-name="ce158" table:formula="of:=[.D16]/[.$E$15]*[.$G$15]/1000000" office:value-type="float" office:value="-0.0000182912619125916" calcext:value-type="float">
            <text:p>-0.000018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12"/>
          <table:table-cell table:style-name="ce126" table:formula="of:=[.D15]" office:value-type="float" office:value="-54177612" calcext:value-type="float">
            <text:p>-54,177,612.000000</text:p>
          </table:table-cell>
          <table:table-cell table:style-name="ce126" table:formula="of:=[.D16]" office:value-type="float" office:value="-15614455" calcext:value-type="float">
            <text:p>-15,614,455.000000</text:p>
          </table:table-cell>
          <table:table-cell table:style-name="ce116" office:value-type="float" office:value="2665880320" calcext:value-type="float">
            <text:p>2,665,880,320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7]/[.$E$15]*[.$G$15]/1000000" office:value-type="float" office:value="-0.0000634653525141136" calcext:value-type="float">
            <text:p>-0.000063</text:p>
          </table:table-cell>
          <table:table-cell table:style-name="ce158" table:formula="of:=[.C17]/[.$E$15]*[.$G$15]/1000000" office:value-type="float" office:value="-0.0000182912619125916" calcext:value-type="float">
            <text:p>-0.000018</text:p>
          </table:table-cell>
          <table:table-cell table:style-name="ce158" table:formula="of:=[.D17]/[.$E$15]*[.$G$15]/1000000" office:value-type="float" office:value="0.00312289575017146" calcext:value-type="float">
            <text:p>0.003123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ink6</text:p>
          </table:table-cell>
          <table:table-cell table:style-name="ce116" office:value-type="float" office:value="757315072" calcext:value-type="float">
            <text:p>757,315,072.000000</text:p>
          </table:table-cell>
          <table:table-cell table:style-name="ce116" office:value-type="float" office:value="2227990.5" calcext:value-type="float">
            <text:p>2,227,990.500000</text:p>
          </table:table-cell>
          <table:table-cell table:style-name="ce116" office:value-type="float" office:value="2957423.75" calcext:value-type="float">
            <text:p>2,957,423.750000</text:p>
          </table:table-cell>
          <table:table-cell table:style-name="ce116" office:value-type="float" office:value="568086.125" calcext:value-type="float" table:number-columns-spanned="1" table:number-rows-spanned="3">
            <text:p>568,086.125000</text:p>
          </table:table-cell>
          <table:table-cell table:style-name="ce136" table:formula="of:=[.E18]*[.H18]" office:value-type="float" office:value="568086.125" calcext:value-type="float" table:number-columns-spanned="1" table:number-rows-spanned="3">
            <text:p>568,086.125000</text:p>
          </table:table-cell>
          <table:table-cell table:style-name="ce142" table:formula="of:=([.F18]/[.$G$27])/[.H18]*[.$G$26]" office:value-type="float" office:value="0.665473889500737" calcext:value-type="float" table:number-columns-spanned="1" table:number-rows-spanned="3">
            <text:p>0.665474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18]*[.H18]" office:value-type="float" office:value="0.665473889500737" calcext:value-type="float" table:number-columns-spanned="1" table:number-rows-spanned="3">
            <text:p>0.665</text:p>
          </table:table-cell>
          <table:table-cell table:style-name="ce158" table:formula="of:=[.B18]/[.$E$18]*[.$G$18]/1000000" office:value-type="float" office:value="0.000887142608070864" calcext:value-type="float">
            <text:p>0.000887</text:p>
          </table:table-cell>
          <table:table-cell table:style-name="ce158" table:formula="of:=[.C18]/[.$E$18]*[.$G$18]/1000000" office:value-type="float" office:value="0.00000260993789243786" calcext:value-type="float">
            <text:p>0.000003</text:p>
          </table:table-cell>
          <table:table-cell table:style-name="ce158" table:formula="of:=[.D18]/[.$E$18]*[.$G$18]/1000000" office:value-type="float" office:value="0.00000346441886045775" calcext:value-type="float">
            <text:p>0.000003</text:p>
          </table:table-cell>
          <table:table-cell table:style-name="ce116" office:value-type="float" office:value="-0.126002" calcext:value-type="float" table:number-columns-spanned="1" table:number-rows-spanned="3">
            <text:p>-0.126002</text:p>
          </table:table-cell>
          <table:table-cell table:style-name="ce116" office:value-type="float" office:value="0.727336" calcext:value-type="float" table:number-columns-spanned="1" table:number-rows-spanned="3">
            <text:p>0.727336</text:p>
          </table:table-cell>
          <table:table-cell table:style-name="ce116" office:value-type="float" office:value="-10.398988" calcext:value-type="float" table:number-columns-spanned="1" table:number-rows-spanned="3">
            <text:p>-10.398988</text:p>
          </table:table-cell>
          <table:table-cell table:style-name="ce163" table:formula="of:=[.M18]/1000" office:value-type="float" office:value="-0.000126002" calcext:value-type="float" table:number-columns-spanned="1" table:number-rows-spanned="3">
            <text:p>0.000</text:p>
          </table:table-cell>
          <table:table-cell table:style-name="ce163" table:formula="of:=[.N18]/1000" office:value-type="float" office:value="0.000727336" calcext:value-type="float" table:number-columns-spanned="1" table:number-rows-spanned="3">
            <text:p>0.001</text:p>
          </table:table-cell>
          <table:table-cell table:style-name="ce163" table:formula="of:=[.O18]/1000" office:value-type="float" office:value="-0.010398988" calcext:value-type="float" table:number-columns-spanned="1" table:number-rows-spanned="3">
            <text:p>-0.010</text:p>
          </table:table-cell>
          <table:table-cell table:number-columns-repeated="2"/>
        </table:table-row>
        <table:table-row table:style-name="ro6">
          <table:covered-table-cell table:style-name="ce112"/>
          <table:table-cell table:style-name="ce126" table:formula="of:=[.C18]" office:value-type="float" office:value="2227990.5" calcext:value-type="float">
            <text:p>2,227,990.500000</text:p>
          </table:table-cell>
          <table:table-cell table:style-name="ce116" office:value-type="float" office:value="721019456" calcext:value-type="float">
            <text:p>721,019,456.000000</text:p>
          </table:table-cell>
          <table:table-cell table:style-name="ce116" office:value-type="float" office:value="1281152" calcext:value-type="float">
            <text:p>1,281,152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9]/[.$E$18]*[.$G$18]/1000000" office:value-type="float" office:value="0.00000260993789243786" calcext:value-type="float">
            <text:p>0.000003</text:p>
          </table:table-cell>
          <table:table-cell table:style-name="ce158" table:formula="of:=[.C19]/[.$E$18]*[.$G$18]/1000000" office:value-type="float" office:value="0.000844624786056913" calcext:value-type="float">
            <text:p>0.000845</text:p>
          </table:table-cell>
          <table:table-cell table:style-name="ce158" table:formula="of:=[.D19]/[.$E$18]*[.$G$18]/1000000" office:value-type="float" office:value="0.00000150078160152503" calcext:value-type="float">
            <text:p>0.000002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12"/>
          <table:table-cell table:style-name="ce126" table:formula="of:=[.D18]" office:value-type="float" office:value="2957423.75" calcext:value-type="float">
            <text:p>2,957,423.750000</text:p>
          </table:table-cell>
          <table:table-cell table:style-name="ce126" table:formula="of:=[.D19]" office:value-type="float" office:value="1281152" calcext:value-type="float">
            <text:p>1,281,152.000000</text:p>
          </table:table-cell>
          <table:table-cell table:style-name="ce116" office:value-type="float" office:value="493769056" calcext:value-type="float">
            <text:p>493,769,056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0]/[.$E$18]*[.$G$18]/1000000" office:value-type="float" office:value="0.00000346441886045775" calcext:value-type="float">
            <text:p>0.000003</text:p>
          </table:table-cell>
          <table:table-cell table:style-name="ce158" table:formula="of:=[.C20]/[.$E$18]*[.$G$18]/1000000" office:value-type="float" office:value="0.00000150078160152503" calcext:value-type="float">
            <text:p>0.000002</text:p>
          </table:table-cell>
          <table:table-cell table:style-name="ce158" table:formula="of:=[.D20]/[.$E$18]*[.$G$18]/1000000" office:value-type="float" office:value="0.000578416545926777" calcext:value-type="float">
            <text:p>0.000578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link7</text:p>
          </table:table-cell>
          <table:table-cell table:style-name="ce116" office:value-type="float" office:value="5220795.5" calcext:value-type="float">
            <text:p>5,220,795.500000</text:p>
          </table:table-cell>
          <table:table-cell table:style-name="ce116" office:value-type="float" office:value="-2397.816895" calcext:value-type="float">
            <text:p>-2,397.816895</text:p>
          </table:table-cell>
          <table:table-cell table:style-name="ce116" office:value-type="float" office:value="102492.578125" calcext:value-type="float">
            <text:p>102,492.578125</text:p>
          </table:table-cell>
          <table:table-cell table:style-name="ce116" office:value-type="float" office:value="33238.203125" calcext:value-type="float" table:number-columns-spanned="1" table:number-rows-spanned="3">
            <text:p>33,238.203125</text:p>
          </table:table-cell>
          <table:table-cell table:style-name="ce136" table:formula="of:=[.E21]*[.H21]" office:value-type="float" office:value="33238.203125" calcext:value-type="float" table:number-columns-spanned="1" table:number-rows-spanned="3">
            <text:p>33,238.203125</text:p>
          </table:table-cell>
          <table:table-cell table:style-name="ce142" table:formula="of:=([.F21]/[.$G$27])/[.H21]*[.$G$26]" office:value-type="float" office:value="0.0389362727590105" calcext:value-type="float" table:number-columns-spanned="1" table:number-rows-spanned="3">
            <text:p>0.038936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21]*[.H21]" office:value-type="float" office:value="0.0389362727590105" calcext:value-type="float" table:number-columns-spanned="1" table:number-rows-spanned="3">
            <text:p>0.039</text:p>
          </table:table-cell>
          <table:table-cell table:style-name="ce158" table:formula="of:=[.B21]/[.$E$21]*[.$G$21]/1000000" office:value-type="float" office:value="0.00000611580345792277" calcext:value-type="float">
            <text:p>0.000006</text:p>
          </table:table-cell>
          <table:table-cell table:style-name="ce158" table:formula="of:=[.C21]/[.$E$21]*[.$G$21]/1000000" office:value-type="float" office:value="-0.00000000280887785356" calcext:value-type="float">
            <text:p>0.000000</text:p>
          </table:table-cell>
          <table:table-cell table:style-name="ce158" table:formula="of:=[.D21]/[.$E$21]*[.$G$21]/1000000" office:value-type="float" office:value="0.00000012006301792673" calcext:value-type="float">
            <text:p>0.000000</text:p>
          </table:table-cell>
          <table:table-cell table:style-name="ce116" office:value-type="float" office:value="-1.303942" calcext:value-type="float" table:number-columns-spanned="1" table:number-rows-spanned="3">
            <text:p>-1.303942</text:p>
          </table:table-cell>
          <table:table-cell table:style-name="ce116" office:value-type="float" office:value="0.003231" calcext:value-type="float" table:number-columns-spanned="1" table:number-rows-spanned="3">
            <text:p>0.003231</text:p>
          </table:table-cell>
          <table:table-cell table:style-name="ce116" office:value-type="float" office:value="10.510045" calcext:value-type="float" table:number-columns-spanned="1" table:number-rows-spanned="3">
            <text:p>10.510045</text:p>
          </table:table-cell>
          <table:table-cell table:style-name="ce163" table:formula="of:=[.M21]/1000" office:value-type="float" office:value="-0.001303942" calcext:value-type="float" table:number-columns-spanned="1" table:number-rows-spanned="3">
            <text:p>-0.001</text:p>
          </table:table-cell>
          <table:table-cell table:style-name="ce163" table:formula="of:=[.N21]/1000" office:value-type="float" office:value="0.000003231" calcext:value-type="float" table:number-columns-spanned="1" table:number-rows-spanned="3">
            <text:p>0.000</text:p>
          </table:table-cell>
          <table:table-cell table:style-name="ce163" table:formula="of:=[.O21]/1000" office:value-type="float" office:value="0.010510045" calcext:value-type="float" table:number-columns-spanned="1" table:number-rows-spanned="3">
            <text:p>0.011</text:p>
          </table:table-cell>
          <table:table-cell table:number-columns-repeated="2"/>
        </table:table-row>
        <table:table-row table:style-name="ro6">
          <table:covered-table-cell table:style-name="ce112"/>
          <table:table-cell table:style-name="ce126" table:formula="of:=[.C21]" office:value-type="float" office:value="-2397.816895" calcext:value-type="float">
            <text:p>-2,397.816895</text:p>
          </table:table-cell>
          <table:table-cell table:style-name="ce116" office:value-type="float" office:value="6193323" calcext:value-type="float">
            <text:p>6,193,323.000000</text:p>
          </table:table-cell>
          <table:table-cell table:style-name="ce116" office:value-type="float" office:value="136.12619" calcext:value-type="float">
            <text:p>136.12619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2]/[.$E$21]*[.$G$21]/1000000" office:value-type="float" office:value="-0.00000000280887785356" calcext:value-type="float">
            <text:p>0.000000</text:p>
          </table:table-cell>
          <table:table-cell table:style-name="ce158" table:formula="of:=[.C22]/[.$E$21]*[.$G$21]/1000000" office:value-type="float" office:value="0.00000725505264847716" calcext:value-type="float">
            <text:p>0.000007</text:p>
          </table:table-cell>
          <table:table-cell table:style-name="ce158" table:formula="of:=[.D22]/[.$E$21]*[.$G$21]/1000000" office:value-type="float" office:value="0.00000000015946248489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12"/>
          <table:table-cell table:style-name="ce126" table:formula="of:=[.D21]" office:value-type="float" office:value="102492.578125" calcext:value-type="float">
            <text:p>102,492.578125</text:p>
          </table:table-cell>
          <table:table-cell table:style-name="ce126" table:formula="of:=[.D22]" office:value-type="float" office:value="136.12619" calcext:value-type="float">
            <text:p>136.126190</text:p>
          </table:table-cell>
          <table:table-cell table:style-name="ce116" office:value-type="float" office:value="9388226" calcext:value-type="float">
            <text:p>9,388,226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3]/[.$E$21]*[.$G$21]/1000000" office:value-type="float" office:value="0.00000012006301792673" calcext:value-type="float">
            <text:p>0.000000</text:p>
          </table:table-cell>
          <table:table-cell table:style-name="ce158" table:formula="of:=[.C23]/[.$E$21]*[.$G$21]/1000000" office:value-type="float" office:value="0.00000000015946248489" calcext:value-type="float">
            <text:p>0.000000</text:p>
          </table:table-cell>
          <table:table-cell table:style-name="ce158" table:formula="of:=[.D23]/[.$E$21]*[.$G$21]/1000000" office:value-type="float" office:value="0.0000109976621445066" calcext:value-type="float">
            <text:p>0.000011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number-columns-repeated="20"/>
        </table:table-row>
        <table:table-row table:style-name="ro6">
          <table:table-cell table:number-columns-repeated="4"/>
          <table:table-cell table:style-name="ce174"/>
          <table:table-cell table:number-columns-repeated="15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6" calcext:value-type="float">
            <text:p>16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)" office:value-type="float" office:value="13658504.328125" calcext:value-type="float">
            <text:p>13658504.3281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)" office:value-type="float" office:value="16" calcext:value-type="float">
            <text:p>16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 table:number-rows-repeated="1048545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5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 number:grouping="true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number number:decimal-places="9" number:min-decimal-places="9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6T13:29:02.859006377</meta:creation-date>
    <dc:date>2022-11-08T17:07:37.421263225</dc:date>
    <meta:editing-duration>PT13H22M30S</meta:editing-duration>
    <meta:editing-cycles>87</meta:editing-cycles>
    <meta:generator>LibreOffice/7.3.6.2$Linux_X86_64 LibreOffice_project/30$Build-2</meta:generator>
    <meta:document-statistic meta:table-count="5" meta:cell-count="1643" meta:object-count="0"/>
    <meta:user-defined meta:name="qrichtext">1</meta:user-defined>
  </office:meta>
</office:document-meta>
</file>